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svg:font-family="Courier" style:font-adornments="Regula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Monospace" svg:font-family="Monospace"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configure-arguments" style:family="table">
      <style:table-properties style:width="5.3597in" fo:margin-left="0.6694in" fo:margin-right="0.666in" table:align="margins"/>
    </style:style>
    <style:style style:name="table-configure-arguments.A" style:family="table-column">
      <style:table-column-properties style:column-width="1.5632in" style:rel-column-width="19116*"/>
    </style:style>
    <style:style style:name="table-configure-arguments.B" style:family="table-column">
      <style:table-column-properties style:column-width="3.7965in" style:rel-column-width="46419*"/>
    </style:style>
    <style:style style:name="table-configure-arguments.A1" style:family="table-cell">
      <style:table-cell-properties fo:padding="0.0382in" fo:border-left="0.0007in solid #000000" fo:border-right="none" fo:border-top="0.0007in solid #000000" fo:border-bottom="0.0007in solid #000000"/>
    </style:style>
    <style:style style:name="table-configure-arguments.B1" style:family="table-cell">
      <style:table-cell-properties fo:padding="0.0382in" fo:border="0.0007in solid #000000"/>
    </style:style>
    <style:style style:name="table-configure-arguments.A2" style:family="table-cell">
      <style:table-cell-properties fo:padding="0.0382in" fo:border-left="0.0007in solid #000000" fo:border-right="none" fo:border-top="none" fo:border-bottom="0.0007in solid #000000"/>
    </style:style>
    <style:style style:name="table-configure-arguments.B2" style:family="table-cell">
      <style:table-cell-properties fo:padding="0.0382in" fo:border-left="0.0007in solid #000000" fo:border-right="0.0007in solid #000000" fo:border-top="none" fo:border-bottom="0.0007in solid #000000"/>
    </style:style>
    <style:style style:name="Table-install-sets" style:family="table">
      <style:table-properties style:width="5.4264in" fo:margin-left="0.6694in" fo:margin-right="0.5993in" table:align="margins"/>
    </style:style>
    <style:style style:name="Table-install-sets.A" style:family="table-column">
      <style:table-column-properties style:column-width="1.2049in" style:rel-column-width="14551*"/>
    </style:style>
    <style:style style:name="Table-install-sets.B" style:family="table-column">
      <style:table-column-properties style:column-width="1.1549in" style:rel-column-width="13946*"/>
    </style:style>
    <style:style style:name="Table-install-sets.C" style:family="table-column">
      <style:table-column-properties style:column-width="1.5076in" style:rel-column-width="18212*"/>
    </style:style>
    <style:style style:name="Table-install-sets.D" style:family="table-column">
      <style:table-column-properties style:column-width="1.559in" style:rel-column-width="18826*"/>
    </style:style>
    <style:style style:name="Table-install-set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install-sets.B1" style:family="table-cell">
      <style:table-cell-properties fo:padding="0.0382in" fo:border-left="0.0007in solid #000000" fo:border-right="none" fo:border-top="0.0007in solid #000000" fo:border-bottom="0.0007in solid #000000"/>
    </style:style>
    <style:style style:name="Table-install-sets.D1" style:family="table-cell">
      <style:table-cell-properties fo:padding="0.0382in" fo:border="0.0007in solid #000000"/>
    </style:style>
    <style:style style:name="Table-install-sets.A2" style:family="table-cell">
      <style:table-cell-properties fo:padding="0.0382in" fo:border-left="0.0007in solid #000000" fo:border-right="none" fo:border-top="none" fo:border-bottom="0.0007in solid #000000"/>
    </style:style>
    <style:style style:name="Table-install-sets.D2" style:family="table-cell">
      <style:table-cell-properties fo:padding="0.0382in" fo:border-left="0.0007in solid #000000" fo:border-right="0.0007in solid #000000" fo:border-top="none" fo:border-bottom="0.0007in solid #000000"/>
    </style:style>
    <style:style style:name="P1" style:family="paragraph" style:parent-style-name="Contents_20_1">
      <style:paragraph-properties>
        <style:tab-stops>
          <style:tab-stop style:position="6.6953in" style:type="right" style:leader-style="dotted" style:leader-text="."/>
        </style:tab-stops>
      </style:paragraph-properties>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Contents_20_3">
      <style:paragraph-properties>
        <style:tab-stops>
          <style:tab-stop style:position="6.302in" style:type="right" style:leader-style="dotted" style:leader-text="."/>
        </style:tab-stops>
      </style:paragraph-properties>
    </style:style>
    <style:style style:name="P4" style:family="paragraph" style:parent-style-name="Title">
      <style:paragraph-properties fo:text-align="center" style:justify-single-word="false"/>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5"/>
    <style:style style:name="P21" style:family="paragraph" style:parent-style-name="Text_20_body" style:list-style-name="L5"/>
    <style:style style:name="P22" style:family="paragraph" style:parent-style-name="Text_20_body" style:list-style-name="L5"/>
    <style:style style:name="P23" style:family="paragraph" style:parent-style-name="Text_20_body" style:list-style-name="L5"/>
    <style:style style:name="P24" style:family="paragraph" style:parent-style-name="Text_20_body" style:list-style-name="L5"/>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6"/>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7"/>
    <style:style style:name="P31" style:family="paragraph" style:parent-style-name="Text_20_body" style:list-style-name="L7"/>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8"/>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9"/>
    <style:style style:name="P38" style:family="paragraph" style:parent-style-name="Text_20_body" style:list-style-name="L9"/>
    <style:style style:name="P39" style:family="paragraph" style:parent-style-name="Text_20_body" style:list-style-name="L9"/>
    <style:style style:name="T1" style:family="text">
      <style:text-properties fo:font-size="8pt" style:font-size-asian="8pt" style:font-size-complex="8pt"/>
    </style:style>
    <style:style style:name="T2" style:family="text">
      <style:text-properties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ize="14pt" style:font-size-asian="14pt" style:font-size-complex="14pt"/>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itle>toc: the other ./configure</text:title></text:p>
      <text:p text:style-name="Subtitle"><text:a xlink:type="simple" xlink:href="http://toc.sourceforge.net/"><text:span text:style-name="Teletype"><text:span text:style-name="T6">http://toc.sourceforge.net</text:span></text:span></text:a></text:p>
      <text:p text:style-name="Heading">Abstract:</text:p>
      <text:p text:style-name="Text_20_body">This document covers toc2, a build system for platforms hosting GNU versions of system tools, such as GNU bash, GNU find, GNU tar, and GNU Make (3.8.0 or higher).</text:p>
      <text:p text:style-name="Text_20_body">This document is a work-in-progress. Please report errors and contribute feedback to the maintainer.</text:p>
      <text:p text:style-name="Text_20_body"><text:span text:style-name="T2">Maintainer</text:span>: Stephan Beal (<text:a xlink:type="simple" xlink:href="http://toc.sourceforge.net/contact/"><text:span text:style-name="Teletype">http://toc.sourceforge.net/contact/</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text:a xlink:type="simple" xlink:href="#1.Preliminaries|outline" text:style-name="Internet_20_link"><text:s/>1 <text:s text:c="2"/>Preliminaries</text:a><text:tab/>1</text:p>
          <text:p text:style-name="P2"><text:a xlink:type="simple" xlink:href="#1.1.License|outline" text:style-name="Internet_20_link"><text:s/>1.1 <text:s text:c="2"/>License</text:a><text:tab/>1</text:p>
          <text:p text:style-name="P2"><text:a xlink:type="simple" xlink:href="#1.2.System and software requirements|outline" text:style-name="Internet_20_link"><text:s/>1.2 <text:s text:c="2"/>System and software requirements</text:a><text:tab/>2</text:p>
          <text:p text:style-name="P2"><text:a xlink:type="simple" xlink:href="#1.3.Typographical conventions|outline" text:style-name="Internet_20_link"><text:s/>1.3 <text:s text:c="2"/>Typographical conventions</text:a><text:tab/>2</text:p>
          <text:p text:style-name="P1"><text:a xlink:type="simple" xlink:href="#2.Introduction|outline" text:style-name="Internet_20_link"><text:s/>2 <text:s text:c="2"/>Introduction</text:a><text:tab/>2</text:p>
          <text:p text:style-name="P2"><text:a xlink:type="simple" xlink:href="#2.1.Feature overview|outline"><text:s/>2.1 <text:s text:c="2"/>Feature overview</text:a><text:tab/>2</text:p>
          <text:p text:style-name="P2"><text:a xlink:type="simple" xlink:href="#2.2.Source tree overview|outline" text:style-name="Internet_20_link"><text:s/>2.2 <text:s text:c="2"/>Source tree overview</text:a><text:tab/>3</text:p>
          <text:p text:style-name="P2"><text:a xlink:type="simple" xlink:href="#2.3.Three-minute mini-introduction|outline" text:style-name="Internet_20_link"><text:s/>2.3 <text:s text:c="2"/>Three-minute mini-introduction</text:a><text:tab/>4</text:p>
          <text:p text:style-name="P2"><text:a xlink:type="simple" xlink:href="#2.4.Brief history of toc|outline" text:style-name="Internet_20_link"><text:s/>2.4 <text:s text:c="2"/>Brief history of toc</text:a><text:tab/>5</text:p>
          <text:p text:style-name="P1"><text:a xlink:type="simple" xlink:href="#3.The configure script|outline" text:style-name="Internet_20_link"><text:s/>3 <text:s text:c="2"/>The configure script</text:a><text:tab/>5</text:p>
          <text:p text:style-name="P2"><text:a xlink:type="simple" xlink:href="#3.1.Arguments|outline" text:style-name="Internet_20_link"><text:s/>3.1 <text:s text:c="2"/>Arguments</text:a><text:tab/>6</text:p>
          <text:p text:style-name="P2"><text:a xlink:type="simple" xlink:href="#3.2.Running tests|outline" text:style-name="Internet_20_link"><text:s/>3.2 <text:s text:c="2"/>Running tests</text:a><text:tab/>7</text:p>
          <text:p text:style-name="P2"><text:a xlink:type="simple" xlink:href="#3.3.Exporting variables|outline" text:style-name="Internet_20_link"><text:s/>3.3 <text:s text:c="2"/>Exporting variables</text:a><text:tab/>7</text:p>
          <text:p text:style-name="P2"><text:a xlink:type="simple" xlink:href="#3.4.Filtering files|outline" text:style-name="Internet_20_link"><text:s/>3.4 <text:s text:c="2"/>Filtering files</text:a><text:tab/>8</text:p>
          <text:p text:style-name="P2"><text:a xlink:type="simple" xlink:href="#3.5.toc2 shell API|outline" text:style-name="Internet_20_link"><text:s/>3.5 <text:s text:c="2"/>toc2 shell API</text:a><text:tab/>9</text:p>
          <text:p text:style-name="P1"><text:a xlink:type="simple" xlink:href="#4.Makefiles|outline" text:style-name="Internet_20_link"><text:s/>4 <text:s text:c="2"/>Makefiles</text:a><text:tab/>9</text:p>
          <text:p text:style-name="P2"><text:a xlink:type="simple" xlink:href="#4.1.toc2 makefile API|outline" text:style-name="Internet_20_link"><text:s/>4.1 <text:s text:c="2"/>toc2 makefile API</text:a><text:tab/>10</text:p>
          <text:p text:style-name="P2"><text:a xlink:type="simple" xlink:href="#4.2.Cleaning up|outline" text:style-name="Internet_20_link"><text:s/>4.2 <text:s text:c="2"/>Cleaning up</text:a><text:tab/>10</text:p>
          <text:p text:style-name="P2"><text:a xlink:type="simple" xlink:href="#4.3.Subdirectories|outline" text:style-name="Internet_20_link"><text:s/>4.3 <text:s text:c="2"/>Subdirectories</text:a><text:tab/>11</text:p>
          <text:p text:style-name="P2"><text:a xlink:type="simple" xlink:href="#4.4.Installation of files|outline"><text:s/>4.4 <text:s text:c="2"/>Installation of files</text:a><text:tab/>11</text:p>
          <text:p text:style-name="P2"><text:a xlink:type="simple" xlink:href="#4.5.Distribution files|outline"><text:s/>4.5 <text:s text:c="2"/>Distribution files</text:a><text:tab/>13</text:p>
          <text:p text:style-name="P1"><text:a xlink:type="simple" xlink:href="#5.Configure tests|outline" text:style-name="Internet_20_link"><text:s/>5 <text:s text:c="2"/>Configure tests</text:a><text:tab/>14</text:p>
          <text:p text:style-name="P2"><text:a xlink:type="simple" xlink:href="#5.1.Running tests|outline" text:style-name="Internet_20_link"><text:s/>5.1 <text:s text:c="2"/>Running tests</text:a><text:tab/>14</text:p>
          <text:p text:style-name="P2"><text:a xlink:type="simple" xlink:href="#5.2.Writing tests|outline" text:style-name="Internet_20_link"><text:s/>5.2 <text:s text:c="2"/>Writing tests</text:a><text:tab/>15</text:p>
          <text:p text:style-name="P3"><text:a xlink:type="simple" xlink:href="#5.2.1.Documenting tests|outline"><text:s/>5.2.1 <text:s text:c="2"/>Documenting tests</text:a><text:tab/>15</text:p>
          <text:p text:style-name="P1"><text:a xlink:type="simple" xlink:href="#6.Building C/C++|outline" text:style-name="Internet_20_link"><text:s/>6 <text:s text:c="2"/>Building C/C++</text:a><text:tab/>16</text:p>
          <text:p text:style-name="P2"><text:a xlink:type="simple" xlink:href="#6.1.Dependencies|outline" text:visited-style-name="Internet_20_link"><text:s/>6.1 <text:s text:c="2"/>Dependencies</text:a><text:tab/>16</text:p>
          <text:p text:style-name="P2"><text:a xlink:type="simple" xlink:href="#6.2.Binaries|outline" text:style-name="Internet_20_link"><text:s/>6.2 <text:s text:c="2"/>Binaries</text:a><text:tab/>16</text:p>
          <text:p text:style-name="P2"><text:a xlink:type="simple" xlink:href="#6.3.Shared libraries|outline"><text:s/>6.3 <text:s text:c="2"/>Shared libraries</text:a><text:tab/>17</text:p>
          <text:p text:style-name="P2"><text:a xlink:type="simple" xlink:href="#6.4.Static libraries|outline" text:style-name="Internet_20_link" text:visited-style-name="Internet_20_link"><text:s/>6.4 <text:s text:c="2"/>Static libraries</text:a><text:tab/>17</text:p>
          <text:p text:style-name="P2"><text:a xlink:type="simple" xlink:href="#6.5.Creating MyLibrary-config helper script|outline" text:visited-style-name="Internet_20_link"><text:s/>6.5 <text:s text:c="2"/>Creating MyLibrary-config helper script</text:a><text:tab/>18</text:p>
          <text:p text:style-name="P1"><text:a xlink:type="simple" xlink:href="#7.Miscellaneous tips and tricks|outline"><text:s/>7 <text:s text:c="2"/>Miscellaneous tips and tricks</text:a><text:tab/>18</text:p>
          <text:p text:style-name="P2"><text:a xlink:type="simple" xlink:href="#7.1.Getting the name of the current makefile|outline" text:visited-style-name="Internet_20_link"><text:s/>7.1 <text:s text:c="2"/>Getting the name of the current makefile</text:a><text:tab/>19</text:p>
          <text:p text:style-name="P2"><text:a xlink:type="simple" xlink:href="#7.2.Symlinking files during build|outline"><text:s/>7.2 <text:s text:c="2"/>Symlinking files during build</text:a><text:tab/>19</text:p>
          <text:p text:style-name="P2"><text:a xlink:type="simple" xlink:href="#7.3.Sharing one toc2 installation amongst multiple source trees|outline"><text:s/>7.3 <text:s text:c="2"/>Sharing one toc2 installation amongst multiple source trees</text:a><text:tab/>19</text:p>
          <text:p text:style-name="P2"><text:a xlink:type="simple" xlink:href="#7.4.Skipping over ${TOC2_HOME} during builds|outline"><text:s/>7.4 <text:s text:c="2"/>Skipping over ${TOC2_HOME} during builds</text:a><text:tab/>20</text:p>
        </text:index-body>
      </text:table-of-content>
      <text:p text:style-name="Standard"/>
      <text:h text:style-name="Heading_20_1" text:outline-level="1">Preliminaries</text:h>
      <text:h text:style-name="Heading_20_2" text:outline-level="2">License</text:h>
      <text:p text:style-name="Quotations">You cannot guaranty freedom of speech <text:span text:style-name="T3">and</text:span> enforce copyright law." </text:p>
      <text:p text:style-name="Quotations"><text:span text:style-name="T3">Ian Clarke</text:span> </text:p>
      <text:p text:style-name="Quotations">''This [document] is encrypted with ROT26 encoding. Decoding it is in violation of the Digital Millennium Copyright Act.'' </text:p>
      <text:p text:style-name="Quotations"><text:span text:style-name="T3">Anonymous Software Developer</text:span> </text:p>
      <text:p text:style-name="Text_20_body">The software described herein is released into the Public Domain, as is this documentation.</text:p>
      <text:h text:style-name="Heading_20_2" text:outline-level="2">System and software requirements</text:h>
      <text:p text:style-name="Text_20_body">The toc2 software targets <text:span text:style-name="T4">only</text:span> platforms which host GNU versions of common system tools. As a rule, Linux platforms are supported without any special considerations, whereas Solaris, BSD, and similar platforms should work if they have GNU versions of their tools installed. By "tools" we mean <text:span text:style-name="Teletype">sed</text:span>, <text:span text:style-name="Teletype">awk</text:span>, <text:span text:style-name="Teletype">find</text:span>, <text:span text:style-name="Teletype">tar</text:span>, <text:span text:style-name="Teletype">bash</text:span>, and other low-level tools which are installed on all (or nearly all) Unix-like OSes. Vendor-specific versions of such tools which are not compatible with the GNU versions may cause unpredictable results or outright errors.</text:p>
      <text:p text:style-name="Text_20_body">In particular, GNU Make version 3.8.0 or higher is required. Older versions of GNU Make will not work with toc2 because toc2 relies on the <text:span text:style-name="Teletype">$(eval)</text:span> function which was added in GNU Make 3.8.0.</text:p>
      <text:p text:style-name="Text_20_body">Because the toc2 developer does not have an OS/X system, that operating environment cannot be tested. In particular, building C/C++ libraries on such systems reportedly does not work without modifying toc2 (what those changes need to be... no clue). If someone will donate such a system, or provide remote access to such a system, i will happily port toc2 to it.</text:p>
      <text:h text:style-name="Heading_20_2" text:outline-level="2">Typographical conventions</text:h>
      <text:p text:style-name="Text_20_body">The typographical conventions used in this document include:</text:p>
      <text:p text:style-name="Code-Shell">Shell code is formatted like this.</text:p>
      <text:p text:style-name="Text_20_body"/>
      <text:p text:style-name="Code-Make">Makefile code is formatted like this.</text:p>
      <text:p text:style-name="Text_20_body">Shell variables are referred to in <text:span text:style-name="Teletype">$THIS_FORMAT</text:span> or <text:span text:style-name="Teletype">${THIS_FORMAT}</text:span> and makefile variables use <text:span text:style-name="Teletype">$(THIS_FORMAT)</text:span>.</text:p>
      <text:h text:style-name="Heading_20_1" text:outline-level="1">Introduction</text:h>
      <text:p text:style-name="Text_20_body">This manual covers toc2, a rewrite of the toc (the other ./configure) tools. toc2 can be found on the web at <text:a xlink:type="simple" xlink:href="http://toc.sf.net/"><text:span text:style-name="Teletype">http://toc.sourceforge.net/</text:span></text:a>. This documentation assumes that the reader is familiar with writing shell code and makefile code, and will not make any effort to explain the idiosyncracies of either. Some useful resources include:</text:p>
      <text:list text:style-name="L1">
        <text:list-item>
          <text:p text:style-name="P5">The <text:span text:style-name="T4">Advanced Bash Scripting Guide</text:span> covers Bash in detail and can be found at:<text:line-break/><text:a xlink:type="simple" xlink:href="http://tldp.org/LDP/abs/html/"><text:span text:style-name="Teletype">http://tldp.org/LDP/abs/html/</text:span></text:a></text:p>
        </text:list-item>
        <text:list-item>
          <text:p text:style-name="P5">The GNU Make manual is an excellent resource for all of the features of GNU Make:<text:line-break/><text:a xlink:type="simple" xlink:href="http://www.gnu.org/software/make/manual/"><text:span text:style-name="Teletype">http://www.gnu.org/software/make/manual/</text:span></text:a></text:p>
        </text:list-item>
        <text:list-item>
          <text:p text:style-name="P5">The book <text:span text:style-name="T4">Managing Projects with GNU Make, 3.Xth Edition</text:span> is a handy companion to the GNU Make manual and can be found at:<text:line-break/><text:a xlink:type="simple" xlink:href="http://wanderinghorse.net/computing/make/"><text:span text:style-name="Teletype">http://wanderinghorse.net/computing/make/</text:span></text:a></text:p>
        </text:list-item>
      </text:list>
      <text:h text:style-name="Heading_20_2" text:outline-level="2">Feature overview</text:h>
      <text:p text:style-name="Text_20_body">toc2 has the following notable features:</text:p>
      <text:list text:style-name="L2">
        <text:list-item>
          <text:p text:style-name="P8">Designed to live completely in a project's source tree, making it immune to problems related to system-wide tools updates.</text:p>
        </text:list-item>
        <text:list-item>
          <text:p text:style-name="P8">Builds run faster than with comparable Autotools trees, for reasons too complex to accurately summarize here. (Early tests showed speed increases of up to 20% for some C++ builds.)</text:p>
        </text:list-item>
        <text:list-item>
          <text:p text:style-name="P8">Takes full advantage of GNU Make, the most feature-rich Make tool in the known universe.</text:p>
        </text:list-item>
        <text:list-item>
          <text:p text:style-name="P8">While designed primarily for programming projects, it is just as suitable for managing trees of documentation and web site.</text:p>
        </text:list-item>
        <text:list-item>
          <text:p text:style-name="P8">Is quite modular and very hackable.</text:p>
        </text:list-item>
        <text:list-item>
          <text:p text:style-name="P8">Has been in daily use since 2003 and has proven to be a valuable, flexible tool. </text:p>
        </text:list-item>
      </text:list>
      <text:p text:style-name="Text_20_body">And its mis-features include:</text:p>
      <text:list text:style-name="L3">
        <text:list-item>
          <text:p text:style-name="P14">It does not support out-of-tree builds (e.g., read-only source trees which compile to another directory). Such support may be added in the future, but there are currently no concrete plans for doing so.</text:p>
        </text:list-item>
        <text:list-item>
          <text:p text:style-name="P14">It targets <text:span text:style-name="T4">ONLY</text:span> Unix-like platforms<text:note text:id="ftn1" text:note-class="footnote"><text:note-citation>1</text:note-citation><text:note-body><text:p text:style-name="Footnote">This includes Cygwin, at least in theory. i don't have Windows, so i can't test that.</text:p></text:note-body></text:note> which host GNU versions of the various common system tools, e.g. GNU find, GNU sed, GNU awk, GNU make, etc. It does not need any exotic tools, however - all of the tools it needs are installed on any sane *nix system. There are no plans whatsoever to change this limitation.</text:p>
        </text:list-item>
      </text:list>
      <text:h text:style-name="Heading_20_2" text:outline-level="2">Source tree overview</text:h>
      <text:p text:style-name="Text_20_body">toc2 is unusual amongst build tools in that, instead of being installed system-wide, it is designed to live directly in your source tree. The main advantages of this approach include:</text:p>
      <text:list text:style-name="L4">
        <text:list-item>
          <text:p text:style-name="P16">It is essentially unaffected by system-wide updates. Historically speaking, the system-wide tools which toc2 is built on top of are extremely stable, and toc has never been known to be inadvertently affected by upgrading the system or those tools.</text:p>
        </text:list-item>
        <text:list-item>
          <text:p text:style-name="P16">It is not subject to backwards compatibility limitations. That is, when a new feature is added to toc2 or it undergoes a fundamental change, little or no attention must be paid to backwards compatibility because the changes will not trees using older versions of toc. Thus toc2 is fundamentally more flexible when it comes to introducing new features.</text:p>
        </text:list-item>
        <text:list-item>
          <text:p text:style-name="P16">It can be hacked on a per-project basis without adversely affecting disparate projects (again, without compatibility concerns).</text:p>
        </text:list-item>
      </text:list>
      <text:p text:style-name="Text_20_body">Most of its files (the project-independent ones) live in the toc2 subdirectory of your project tree. This directory is called the "toc home". In shell code it is referred to as <text:span text:style-name="Teletype">$TOC2_HOME</text:span>, and in Makefiles it is <text:span text:style-name="Teletype">$(toc2.home).</text:span></text:p>
      <text:p text:style-name="Text_20_body">The project-specific files which toc2 needs live in the root of your project's tree. These files are:</text:p>
      <text:list text:style-name="L5">
        <text:list-item>
          <text:p text:style-name="P19"><text:span text:style-name="Teletype">configure</text:span> – this is a stub script which simple sets the project's name and version number and then calls the toc2 bootstrap script.</text:p>
        </text:list-item>
        <text:list-item>
          <text:p text:style-name="P19"><text:span text:style-name="Teletype">configure.PACKAGE_NAME</text:span> – the main configure script. It is called automatically by the toc2 bootstrapping script.</text:p>
        </text:list-item>
        <text:list-item>
          <text:p text:style-name="P19"><text:span text:style-name="Teletype">postconfig.PACKAGE_NAME</text:span> – this optional file contains project-specific help text. If it exists, it is shown when ./configure –help is run.</text:p>
        </text:list-item>
        <text:list-item>
          <text:p text:style-name="P19"><text:span text:style-name="Teletype">toc2.PACKAGE_NAME.make.at</text:span> – this is a template makefile which should contain any makefile code intended to be included by all subdirectories of your project. It may include "at-variables", which get expanded during the configure process (see section <text:bookmark-ref text:reference-format="chapter" text:ref-name="filtering-files">3.4</text:bookmark-ref>). At the end of the configure process, this file gets filtered and named <text:span text:style-name="Teletype">toc2.PACKAGE_NAME.make</text:span>.</text:p>
        </text:list-item>
        <text:list-item>
          <text:p text:style-name="P19"><text:span text:style-name="Teletype">toc2.PACKAGE_NAME.configure.make</text:span> – this file is auto-generated during the configure phase and you should never need to touch it. It contains a list of all variables which are exported via toc2 during the configure phase. All of these variables are automatically imported into project makefiles during the build phase.</text:p>
        </text:list-item>
        <text:list-item>
          <text:p text:style-name="P19"><text:span text:style-name="Teletype">toc2.PACKAGE_NAME.help</text:span> – if this optional file exists then it is shown when --help is passed to the configure script.</text:p>
        </text:list-item>
        <text:list-item>
          <text:p text:style-name="P19"><text:span text:style-name="Teletype">Makefile</text:span> (or <text:span text:style-name="Teletype">GNUmakefile</text:span>) – while not strictly needed by toc2, in practice a top-level makefile is always used (and is required for some functions, like generating distribution tarballs (section <text:bookmark-ref text:reference-format="chapter" text:ref-name="make-dist">4.5</text:bookmark-ref>)).</text:p>
        </text:list-item>
      </text:list>
      <text:p text:style-name="Text_20_body">Where you see <text:span text:style-name="Teletype">PACKAGE_NAME</text:span> in the file names listed above, mentally substitute that with the name of your project. Throughout this document will will use either <text:span text:style-name="Teletype">PACKAGE_NAME</text:span> or simply <text:span text:style-name="Teletype">PACKAGE</text:span> to refer to the actual name of your source tree package.</text:p>
      <text:h text:style-name="Heading_20_2" text:outline-level="2">Three-minute mini-introduction</text:h>
      <text:p text:style-name="Text_20_body">Here we will give a very brief overview of what is necessary to create a toc2-based build tree from the ground up.</text:p>
      <text:p text:style-name="Text_20_body">First, unpack the toc2 distribution file and rename it to whatever you like. Now edit the configure file in that directory so that it looks more or less like this:</text:p>
      <text:p text:style-name="Code-Shell">#!/bin/bash</text:p>
      <text:p text:style-name="Code-Shell">export PACKAGE_NAME=MyPackage</text:p>
      <text:p text:style-name="Code-Shell">export PACKAGE_VERSION=0.0.1</text:p>
      <text:p text:style-name="Code-Shell">export TOC2_HOME=${PWD}/toc2</text:p>
      <text:p text:style-name="Code-Shell">. ${TOC2_HOME}/sbin/toconfigure</text:p>
      <text:p text:style-name="Text_20_body">Note that the shell <text:span text:style-name="T4">must</text:span> be GNU bash, but the path to it may be different. The <text:span text:style-name="Teletype">PACKAGE_NAME</text:span> value must be a single token (<text:span text:style-name="T4">no whitespace</text:span>). The <text:span text:style-name="Teletype">PACKAGE_VERSION</text:span> must also be a single token, and need not conform to an X.Y.Z convention (e.g. "1" and "2.3.4-beta5" are both valid). <text:span text:style-name="Teletype">TOC2_HOME</text:span> <text:span text:style-name="T4">must</text:span> be set to an <text:span text:style-name="T4">absolute</text:span> path, not a relative path.</text:p>
      <text:p text:style-name="Text_20_body">Now make the configure file executable by running <text:span text:style-name="Teletype">chmod +x configure</text:span>.</text:p>
      <text:p text:style-name="Text_20_body">Next, create a file called <text:span text:style-name="Teletype">configure.MyPackage</text:span> and edit it to look more or less like this:</text:p>
      <text:p text:style-name="Code-Shell">#!/do/not/bash<text:note text:id="ftn2" text:note-class="footnote"><text:note-citation>2</text:note-citation><text:note-body><text:p text:style-name="Footnote">We do this so that text editors, like emacs and vi, will be fooled into automatically entering their respective "shell script modes", while disallowing someone to actually run the script. The same trick is also used for makefile code snippets.</text:p></text:note-body></text:note></text:p>
      <text:p text:style-name="Code-Shell"># ^^^ this helps text editors figure out that it's a shell script!</text:p>
      <text:p text:style-name="Code-Shell">echo "Hello, world!"</text:p>
      <text:p text:style-name="Code-Shell">toc2_test_require toc2_project_makefile</text:p>
      <text:p text:style-name="Code-Shell">true</text:p>
      <text:p text:style-name="Text_20_body">Create a file called <text:span text:style-name="Teletype">toc2.MyPackage.make.at</text:span> and edit it to look something like:</text:p>
      <text:p text:style-name="Code-Make">#!/do/not/make</text:p>
      <text:p text:style-name="Code-Make"># ^^^ this helps text editors figure out that it's a makefile</text:p>
      <text:p text:style-name="Code-Make">all: pre-build</text:p>
      <text:p text:style-name="Code-Make">pre-build:</text:p>
      <text:p text:style-name="Code-Make"><text:tab/>@echo "building @PACKAGE_NAME@ @PACKAGE_VERSION@" \</text:p>
      <text:p text:style-name="Code-Make"><text:tab/><text:tab/>"$(toc2.emoticons.okay)"</text:p>
      <text:p text:style-name="Text_20_body">(Remember that if you copy/paste the makefile code from this document, the hard tab characters will get lost in the translation and you will have to replace them! Make is very picky about its tab characters!)</text:p>
      <text:p text:style-name="Text_20_body">Now create a file called either <text:span text:style-name="Teletype">Makefile</text:span> or <text:span text:style-name="Teletype">GNUmakefile</text:span> and add the following:</text:p>
      <text:p text:style-name="Code-Make">#!/usr/bin/make</text:p>
      <text:p text:style-name="Code-Make">include toc2.make</text:p>
      <text:p text:style-name="Text_20_body">We're now ready to try it out:</text:p>
      <text:p text:style-name="Code-Shell">$ ./configure</text:p>
      <text:p text:style-name="Code-Shell">...</text:p>
      <text:p text:style-name="Code-Shell">$ make</text:p>
      <text:p text:style-name="Code-Shell">...</text:p>
      <text:p text:style-name="Code-Shell">building MyPackage 0.0.1 :-)</text:p>
      <text:p text:style-name="Code-Shell">...</text:p>
      <text:p text:style-name="Text_20_body">With that small amount of code in place, we're ready to move on to big and better things.</text:p>
      <text:h text:style-name="Heading_20_2" text:outline-level="2">Brief history of toc</text:h>
      <text:p text:style-name="Text_20_body">toc originally appeared in 2003 after i grew (extremely) frustrated with maintaining Autotools-based source trees. Nearly every time i upgraded my Linux distribution, i had to spend several hours going through my source trees and correcting new incompatibilities in my Autotools-based projects. When working on collaborative projects, this became more and more of a problem as my collaborators and i often had different Autotools versions on our systems. Thus, from the outset, toc was designed to be largely immune to side-effects involving system-wide upgrades. Historically speaking, toc has proven to be essentially immune to problems related to upgrading the host system.</text:p>
      <text:p text:style-name="Text_20_body">Since its inception toc has seen heavy-duty use in nearly all of my C++ projects<text:note text:id="ftn3" text:note-class="footnote"><text:note-citation>3</text:note-citation><text:note-body><text:p text:style-name="Footnote">It's been used in at least 20 different project trees of mine.</text:p></text:note-body></text:note>. In June 2007 i started work on an "underground edition of O'Reilly's book "Managing Projects with GNU Make, Third Edition"<text:a xlink:type="simple" xlink:href="http://wanderinghorse.net/computing/make/"><text:note text:id="ftn4" text:note-class="footnote"><text:note-citation>4</text:note-citation><text:note-body><text:p text:style-name="Footnote"><text:a xlink:type="simple" xlink:href="http://wanderinghorse.net/computing/make/"><text:span text:style-name="Teletype">http://wanderinghorse.net/computing/make/</text:span></text:a></text:p></text:note-body></text:note></text:a>. As part of that work, toc was rewritten and renamed to toc2. toc2 is fundamentally the same as toc1, but is more cleanly implemented and easier to hack on. A couple of the seldom-used features have been removed (e.g. qmake support), the dependencies generation support was reimplemented, and un/installation support has been improved, amongst other things.</text:p>
      <text:p text:style-name="Text_20_body">toc gets its name from the conventional name of the source tree configuration script, "configure". The majority of C/C++ projects use a configure script which is generated by the GNU Autotools, so toc is known as "the other ./configure".</text:p>
      <text:h text:style-name="Heading_20_1" text:outline-level="1">The configure script</text:h>
      <text:p text:style-name="Text_20_body"><text:bookmark text:name="configure_script"/>The file named configure is actually just a stub with a few lines in it. It defines the project's name and version number, then calls a toc-internal script which handles the rest of the process, including calling the "real" configure script, which is called <text:span text:style-name="Teletype">configure.PACKAGE_NAME</text:span>.</text:p>
      <text:p text:style-name="Text_20_body">As a project grows, the only time you need to edit "configure" is when the version number changes, in which case you simply change the <text:span text:style-name="Teletype">PACKAGE_VERSION</text:span> variable. <text:s/>Both <text:span text:style-name="Teletype">$PACKAGE_NAME</text:span> and <text:span text:style-name="Teletype">$PACKAGE_VERSION</text:span> are important to the whole toc2 process, and may contain any non-space characters which are legal in file names<text:note text:id="ftn5" text:note-class="footnote"><text:note-citation>5</text:note-citation><text:note-body><text:p text:style-name="Footnote">That said, the + character is known to cause problems with the makedist tool. This is a bug.</text:p></text:note-body></text:note>.</text:p>
      <text:p text:style-name="Text_20_body">Most of the work goes on in <text:span text:style-name="Teletype">configure.PACKAGE_NAME</text:span>, which contains all of the project-specific configuration code. It is a bash shell script which gets sourced by the toc2 bootstrapping process. The fact that it gets sourced, as opposed to run in a subshell, is important because it allows the configure script two-way communication with the toc2 framework. In other words, it allows the configure script to read variables exported by toc2 (or configure tests), as well as to export variables into that process. To avoid collisions with user-defined variables and shell functions, all toc2 shell variables are prefixed with <text:span text:style-name="Teletype">TOC2_</text:span> and functions are prefixed with <text:span text:style-name="Teletype">toc2_</text:span>, e.g. <text:span text:style-name="Teletype">$TOC2_HOME</text:span> and <text:span text:style-name="Teletype">toc2_test</text:span>.</text:p>
      <text:p text:style-name="Text_20_body">The <text:span text:style-name="Teletype">configure.PACKAGE_NAME</text:span> script has a small number of technical requirements which the user must guaranty not to violate:</text:p>
      <text:list text:style-name="L6">
        <text:list-item>
          <text:p text:style-name="P26">It must use bash-compatible shell code.</text:p>
        </text:list-item>
        <text:list-item>
          <text:p text:style-name="P26">exit must never be called. Doing so will unceremoniously end the configure process. If you feel that you need to call exit, try using toc2_die instead. If you want to end the configure process without killing it, then use return instead of <text:span text:style-name="Teletype">toc2_die</text:span>. If <text:span text:style-name="Teletype">configure.PACKAGE_NAME</text:span> returns a non-zero status code, then the framework will assume the configuration has died and will end with an error message.</text:p>
        </text:list-item>
        <text:list-item>
          <text:p text:style-name="P26">To avoid hard-to-track problems related to the configure script ending with an error even though it doesn't seem that it should, the script should end with a command which returns a non-error exit status. Conventionally "true" is normally used for this purpose.</text:p>
        </text:list-item>
      </text:list>
      <text:h text:style-name="Heading_20_2" text:outline-level="2">Arguments</text:h>
      <text:p text:style-name="Text_20_body">The configure script accepts a number of arguments and also parsed unknown arguments in a standardized way so that client-side code can easily check them. To see a full list of options which toc2 supports by default, run <text:span text:style-name="Teletype">./configure --help</text:span>. Some of the options are briefly described here:</text:p>
      <table:table table:name="table-configure-arguments" table:style-name="table-configure-arguments">
        <table:table-column table:style-name="table-configure-arguments.A"/>
        <table:table-column table:style-name="table-configure-arguments.B"/>
        <table:table-row>
          <table:table-cell table:style-name="table-configure-arguments.A1" office:value-type="string">
            <text:p text:style-name="Table_20_Heading">Argument</text:p>
          </table:table-cell>
          <table:table-cell table:style-name="table-configure-arguments.B1" office:value-type="string">
            <text:p text:style-name="Table_20_Heading">Behaviour</text:p>
          </table:table-cell>
        </table:table-row>
        <table:table-row>
          <table:table-cell table:style-name="table-configure-arguments.A2" office:value-type="string">
            <text:p text:style-name="Table_20_Contents"><text:span text:style-name="Teletype">--prefix=path</text:span></text:p>
          </table:table-cell>
          <table:table-cell table:style-name="table-configure-arguments.B2" office:value-type="string">
            <text:p text:style-name="Table_20_Contents">The prefix defines the installation path under which your software will be installed (if you use the installation features). If you are not going to install the package, this option is largely irrelevant, but it is particularly useful when building and installing software as a non-root user, in which case –prefix=$HOME is often useful. The prefix should <text:span text:style-name="T4">always</text:span> be an absolute path.</text:p>
          </table:table-cell>
        </table:table-row>
        <table:table-row>
          <table:table-cell table:style-name="table-configure-arguments.A2" office:value-type="string">
            <text:p text:style-name="Table_20_Contents"><text:span text:style-name="Teletype">--help-tests</text:span></text:p>
          </table:table-cell>
          <table:table-cell table:style-name="table-configure-arguments.B2" office:value-type="string">
            <text:p text:style-name="Table_20_Contents">Shows a selection list of the available toc2 tests, from which you can select a test to see its help text.</text:p>
          </table:table-cell>
        </table:table-row>
        <table:table-row>
          <table:table-cell table:style-name="table-configure-arguments.A2" office:value-type="string">
            <text:p text:style-name="Table_20_Contents"><text:span text:style-name="Teletype">--help-XXX</text:span></text:p>
          </table:table-cell>
          <table:table-cell table:style-name="table-configure-arguments.B2" office:value-type="string">
            <text:p text:style-name="Table_20_Contents">Shows the help text (if any) for the test named XXX.</text:p>
          </table:table-cell>
        </table:table-row>
        <table:table-row>
          <table:table-cell table:style-name="table-configure-arguments.A2" office:value-type="string">
            <text:p text:style-name="Table_20_Contents"><text:span text:style-name="Teletype">--enable-XXX=YYY</text:span></text:p>
          </table:table-cell>
          <table:table-cell table:style-name="table-configure-arguments.B2" office:value-type="string">
            <text:p text:style-name="Table_20_Contents">Sets the variable ${configure_enable_XXX} to YYY.</text:p>
          </table:table-cell>
        </table:table-row>
        <table:table-row>
          <table:table-cell table:style-name="table-configure-arguments.A2" office:value-type="string">
            <text:p text:style-name="Table_20_Contents"><text:span text:style-name="Teletype">--enable-XXX</text:span></text:p>
          </table:table-cell>
          <table:table-cell table:style-name="table-configure-arguments.B2" office:value-type="string">
            <text:p text:style-name="Table_20_Contents">Same as --enable-XXX=1</text:p>
          </table:table-cell>
        </table:table-row>
        <table:table-row>
          <table:table-cell table:style-name="table-configure-arguments.A2" office:value-type="string">
            <text:p text:style-name="Table_20_Contents"><text:span text:style-name="Teletype">--disable-XXX</text:span></text:p>
          </table:table-cell>
          <table:table-cell table:style-name="table-configure-arguments.B2" office:value-type="string">
            <text:p text:style-name="Table_20_Contents">Same as --enable-XXX=0</text:p>
          </table:table-cell>
        </table:table-row>
        <table:table-row>
          <table:table-cell table:style-name="table-configure-arguments.A2" office:value-type="string">
            <text:p text:style-name="Table_20_Contents"><text:span text:style-name="Teletype">--with-XXX=YYY</text:span></text:p>
          </table:table-cell>
          <table:table-cell table:style-name="table-configure-arguments.B2" office:value-type="string">
            <text:p text:style-name="Table_20_Contents">Sets the variable ${configure_with_XXX} to YYY.</text:p>
          </table:table-cell>
        </table:table-row>
        <table:table-row>
          <table:table-cell table:style-name="table-configure-arguments.A2" office:value-type="string">
            <text:p text:style-name="Table_20_Contents"><text:span text:style-name="Teletype">--with-XXX</text:span></text:p>
          </table:table-cell>
          <table:table-cell table:style-name="table-configure-arguments.B2" office:value-type="string">
            <text:p text:style-name="Table_20_Contents">Same as --with-XXX=1</text:p>
          </table:table-cell>
        </table:table-row>
        <table:table-row>
          <table:table-cell table:style-name="table-configure-arguments.A2" office:value-type="string">
            <text:p text:style-name="Table_20_Contents"><text:span text:style-name="Teletype">--without-XXX</text:span></text:p>
          </table:table-cell>
          <table:table-cell table:style-name="table-configure-arguments.B2" office:value-type="string">
            <text:p text:style-name="Table_20_Contents">Same as --with-XXX=0</text:p>
          </table:table-cell>
        </table:table-row>
        <table:table-row>
          <table:table-cell table:style-name="table-configure-arguments.A2" office:value-type="string">
            <text:p text:style-name="Table_20_Contents"><text:span text:style-name="Teletype">--XXX=YYY</text:span></text:p>
          </table:table-cell>
          <table:table-cell table:style-name="table-configure-arguments.B2" office:value-type="string">
            <text:p text:style-name="Table_20_Contents">Sets the variable ${XXX} to YYY.</text:p>
          </table:table-cell>
        </table:table-row>
        <table:table-row>
          <table:table-cell table:style-name="table-configure-arguments.A2" office:value-type="string">
            <text:p text:style-name="Table_20_Contents"><text:span text:style-name="Teletype">--XXX</text:span></text:p>
          </table:table-cell>
          <table:table-cell table:style-name="table-configure-arguments.B2" office:value-type="string">
            <text:p text:style-name="Table_20_Contents">Same as --XXX=1</text:p>
          </table:table-cell>
        </table:table-row>
        <table:table-row>
          <table:table-cell table:style-name="table-configure-arguments.A2" office:value-type="string">
            <text:p text:style-name="Table_20_Contents"><text:span text:style-name="Teletype">--toc-quiet or</text:span></text:p>
            <text:p text:style-name="Table_20_Contents"><text:span text:style-name="Teletype">--quiet</text:span></text:p>
          </table:table-cell>
          <table:table-cell table:style-name="table-configure-arguments.B2" office:value-type="string">
            <text:p text:style-name="Table_20_Contents">Makes the configure script and some makefile rules run "more quietly" (with less output).</text:p>
          </table:table-cell>
        </table:table-row>
        <table:table-row>
          <table:table-cell table:style-name="table-configure-arguments.A2" office:value-type="string">
            <text:p text:style-name="Table_20_Contents"><text:span text:style-name="Teletype">--toc-loud or</text:span></text:p>
            <text:p text:style-name="Table_20_Contents"><text:span text:style-name="Teletype">--loud</text:span></text:p>
          </table:table-cell>
          <table:table-cell table:style-name="table-configure-arguments.B2" office:value-type="string">
            <text:p text:style-name="Table_20_Contents">configure script will output some otherwise superfluous information.</text:p>
          </table:table-cell>
        </table:table-row>
        <table:table-row>
          <table:table-cell table:style-name="table-configure-arguments.A2" office:value-type="string">
            <text:p text:style-name="Table_20_Contents"><text:span text:style-name="Teletype">--verbose</text:span></text:p>
          </table:table-cell>
          <table:table-cell table:style-name="table-configure-arguments.B2" office:value-type="string">
            <text:p text:style-name="Table_20_Contents">Disables --quiet and enables --loud</text:p>
          </table:table-cell>
        </table:table-row>
        <table:table-row>
          <table:table-cell table:style-name="table-configure-arguments.A2" office:value-type="string">
            <text:p text:style-name="Table_20_Contents"><text:span text:style-name="Teletype">--toc-debug</text:span></text:p>
          </table:table-cell>
          <table:table-cell table:style-name="table-configure-arguments.B2" office:value-type="string">
            <text:p text:style-name="Table_20_Contents">Enables debugging output in the configure script. Useful mostly for debugging toc itself.</text:p>
          </table:table-cell>
        </table:table-row>
        <table:table-row>
          <table:table-cell table:style-name="table-configure-arguments.A2" office:value-type="string">
            <text:p text:style-name="Table_20_Contents"><text:span text:style-name="Teletype">--toc-fail-fast</text:span></text:p>
          </table:table-cell>
          <table:table-cell table:style-name="table-configure-arguments.B2" office:value-type="string">
            <text:p text:style-name="Table_20_Contents">Causes configure script to exit if any toc2_test call returns a non-zero status code.</text:p>
          </table:table-cell>
        </table:table-row>
      </table:table>
      <text:p text:style-name="Text_20_body">It may seem rather anarchistic that toc2 exports any unknown arguments as variables of their own, but in practice this has proven to be very useful. Since toc2 cannot know which arguments you want to handle, it cannot choose to exit simply because someone passes an unknown (to toc2) argument. Client code is free to do custom argument processing in their configure script if needed, but in practice this has never been necessary.</text:p>
      <text:p text:style-name="Text_20_body">When undefined arguments contain dashes, those dashes are converted to underscores. For example –my-option is exported to <text:span text:style-name="Teletype">${my_option}</text:span> with the value of 1.</text:p>
      <text:p text:style-name="Text_20_body">Historically there has been some confusion regarding when to use the "enable" flags as opposed to the "with" flags (both of which are adopted from Autotools conventions). The "enable" flag is normally used to mean enable/disable a particular feature of the current package, whereas "with" is used when referring to an external package. For example:</text:p>
      <text:p text:style-name="Code-Shell">$ ./configure –-with-qt=/usr/lib/qt4 –-with-libz --enable-my-feature</text:p>
      <text:p text:style-name="Text_20_body">It is up to the configure script writer to actually make use of the arguments. Some configure tests recognize their related enable/disable or with/without flags, and simply calling such a test will automatically enable/disable the feature based on those flags. Normally that means that the tests set some flag which can be used in makefiles or a <text:span text:style-name="Teletype">config.h</text:span>-style header file.</text:p>
      <text:h text:style-name="Heading_20_2" text:outline-level="2"><text:bookmark text:name="tests-running"/>Running tests</text:h>
      <text:p text:style-name="Text_20_body">In toc2, tests are stored as individual files (shell scripts) under <text:span text:style-name="Teletype">${TOC2_HOME}/tests</text:span>. Tests are not run directly, but are instead loaded via the <text:span text:style-name="Teletype">toc2_test</text:span> and <text:span text:style-name="Teletype">toc2_test_require</text:span> functions from inside <text:span text:style-name="Teletype">configure.PACKAGE_NAME</text:span>. For example:</text:p>
      <text:p text:style-name="Code-Shell">toc2_test libz-dev</text:p>
      <text:p text:style-name="Code-Shell">toc2_test_require libz-dev</text:p>
      <text:p text:style-name="Text_20_body">The difference between those two is that the first returns the exit status of the test (zero on success, any other value on error), whereas <text:span text:style-name="Teletype">toc2_test_require</text:span> ends the configure process (does not return) if the test fails. The former allows client-side error handling and the latter does not. For example:</text:p>
      <text:p text:style-name="Code-Shell">toc2_test libz-dev || {</text:p>
      <text:p text:style-name="Code-Shell"><text:tab/>toc2_boldcat &lt;&lt;EOF</text:p>
      <text:p text:style-name="Code-Shell">zlib development files were not found! You can get zlib from:</text:p>
      <text:p text:style-name="Code-Shell"><text:tab/>http://www.zlib.net</text:p>
      <text:p text:style-name="Code-Shell">EOF</text:p>
      <text:p text:style-name="Code-Shell"><text:s text:c="4"/>toc2_die</text:p>
      <text:p text:style-name="Code-Shell">}</text:p>
      <text:p text:style-name="Code-Shell">if [[ ! toc2_test libbz2-dev ]]; then</text:p>
      <text:p text:style-name="Code-Shell"><text:s text:c="4"/>toc2_die 127 "bz2lib development files not found!"</text:p>
      <text:p text:style-name="Code-Shell">fi</text:p>
      <text:p text:style-name="Text_20_body">The if/then block and the || operators perform the same job here, but if/then/else is easier to use if you need to handle both error and success cases:</text:p>
      <text:p text:style-name="Code-Shell">if [[ ! toc2_test libbz2-dev ]]; then</text:p>
      <text:p text:style-name="Code-Shell"><text:s text:c="4"/>echo "Non-fatal warning: bz2lib development files not found!"</text:p>
      <text:p text:style-name="Code-Shell">else</text:p>
      <text:p text:style-name="Code-Shell"><text:tab/>... do something with vars exported by libbz2-dev test ...</text:p>
      <text:p text:style-name="Code-Shell">fi</text:p>
      <text:h text:style-name="Heading_20_2" text:outline-level="2"><text:bookmark text:name="exporting-vars"/>Exporting variables</text:h>
      <text:p text:style-name="Text_20_body">Internally, toc2 stores two types of variables for use in client makefiles and C code (normally used in a header named <text:span text:style-name="Teletype">config.h</text:span>, or similar). These variables are declared similarly to shell variables, using one of the various toc2 functions for exporting values. Here is how it is done:</text:p>
      <text:p text:style-name="Code-Shell">toc2_add_make VAR=VALUE</text:p>
      <text:p text:style-name="Code-Shell">toc2_add_config_h VAR=VALUE</text:p>
      <text:p text:style-name="Code-Shell">toc2_add_config VAR=VALUE</text:p>
      <text:p text:style-name="Code-Shell">toc2_export VAR=VALUE</text:p>
      <text:p text:style-name="Text_20_body">Those functions behave as follows:</text:p>
      <text:list text:style-name="L7">
        <text:list-item>
          <text:p text:style-name="P29"><text:span text:style-name="Teletype">toc2_add_make</text:span> adds the given key/value pair to the internal list of makefile variables.</text:p>
        </text:list-item>
        <text:list-item>
          <text:p text:style-name="P29"><text:span text:style-name="Teletype">toc2_add_config_h</text:span> adds the key/value pair to the list of C-specific variables.</text:p>
        </text:list-item>
        <text:list-item>
          <text:p text:style-name="P29"><text:span text:style-name="Teletype">toc2_add_config</text:span> adds the key/value pair to both the makefile and C-specific variables.</text:p>
        </text:list-item>
        <text:list-item>
          <text:p text:style-name="P29"><text:span text:style-name="Teletype">toc2_export</text:span> works like <text:span text:style-name="Teletype">toc2_add_config</text:span>, plus is exports the variable into the current shell environment.</text:p>
        </text:list-item>
      </text:list>
      <text:p text:style-name="Text_20_body">In practice, most toc code uses <text:span text:style-name="Teletype">toc2_export</text:span> for exportation. If, however, you want to export makefile variables which have names which are not valid shell variable names (e.g. <text:span text:style-name="Teletype">a.var.with.dots</text:span>) then you must use <text:span text:style-name="Teletype">toc2_add_make</text:span> to export those.</text:p>
      <text:p text:style-name="Text_20_body">Exporting a variable more than once causes the most recent entry to be used, effectively overriding earlier entries.</text:p>
      <text:p text:style-name="Text_20_body">How are these exported variables used?</text:p>
      <text:p text:style-name="Text_20_body">First off, all of the make-specific variables are included in the file <text:span text:style-name="Teletype">toc2.PACKAGE_NAME.configure.make</text:span>, which is automatically created at the end of the configuration process and is included (indirectly) by client makefiles when they include toc2.make. That means those variables are immediately accessible via client makefile code. C-specific variables are not automatically exported, but must be "filtered" into a C file. How this is done is covered in section <text:bookmark-ref text:reference-format="chapter" text:ref-name="filtering-files">3.4</text:bookmark-ref>.</text:p>
      <text:h text:style-name="Heading_20_2" text:outline-level="2"><text:bookmark text:name="filtering-files"/>Filtering files</text:h>
      <text:p text:style-name="Text_20_body">Users familiar with the GNU Autotools will immediately recognize that toc2 inherits its ability to filter certain files using variables embedded in the files in <text:span text:style-name="Teletype">@THIS_SYNTAX@</text:span>. In the Autotools such files typically have a file extension of ".in" (presumably meaning "input"), but in toc2 they have an extension of ".at" (derived from the embedded at-sign-delimited tokens).</text:p>
      <text:p text:style-name="Text_20_body">During the configuration process, variables which get exported (section <text:bookmark-ref text:reference-format="chapter" text:ref-name="exporting-vars">3.3</text:bookmark-ref>) are accumulated for use in filtering files. Conventionally, certain makefiles and C/C++ header files get filtered this way, but in principal any text file can be filtered.</text:p>
      <text:p text:style-name="Text_20_body">The framework provides several different ways to filter text files for so-called "at-tokens", as described below...</text:p>
      <text:p text:style-name="Text_20_body">The most common use for at-filtering is to treat the input file as a makefile, which simply means that filtering it will replace any <text:span text:style-name="Teletype">@TOKENS@</text:span> in the file which were exported using <text:span text:style-name="Teletype">toc2_export</text:span> or <text:span text:style-name="Teletype">toc2_add_make</text:span>. The simplest way to do this is to use the <text:span text:style-name="Teletype">atfilter_file</text:span> test:</text:p>
      <text:p text:style-name="Code-Shell">toc2_test_require atfilter_file src/my_config.hpp.at src/my_config.hpp</text:p>
      <text:p text:style-name="Text_20_body">The <text:span text:style-name="Teletype">atfilter_file</text:span> test is simply a small wrapper around the <text:span text:style-name="Teletype">toc2_atfilter_as_makefile</text:span> shell function. History has shown that there is rarely a need for a <text:span text:style-name="Teletype">toc2_atfilter_as_header</text:span> function (for C/C++ files), so there is no such function. The reason for this is that <text:span text:style-name="Teletype">toc2_export</text:span> is typically used in place of the more specific <text:span text:style-name="Teletype">toc2_add_make</text:span> and <text:span text:style-name="Teletype">toc2_add_config_h</text:span> functions, and that means that exported variables are all accumulated in the var list for makefiles, which means that <text:span text:style-name="Teletype">toc2_atfilter_as_makefile</text:span> is useful for both makefiles and C headers.</text:p>
      <text:p text:style-name="Text_20_body">It is possible to filter files using arbitrary lists of <text:span text:style-name="Teletype">@TOKEN@</text:span> values. Here is a very short demonstration:</text:p>
      <text:p text:style-name="Code-Shell">propsfile=props.list</text:p>
      <text:p text:style-name="Code-Shell">cat &lt;&lt;EOF &gt; $propsfile</text:p>
      <text:p text:style-name="Code-Shell">token_1=a b c</text:p>
      <text:p text:style-name="Code-Shell">config_enable_foo=1</text:p>
      <text:p text:style-name="Code-Shell">EOF</text:p>
      <text:p text:style-name="Code-Shell">toc2_atfilter_file $propsfile INPUT_FILE OUTPUT_FILE</text:p>
      <text:p text:style-name="Code-Shell">rm $propsfile</text:p>
      <text:p text:style-name="Text_20_body">That will use the tokens defined in <text:span text:style-name="Teletype">$propsfile</text:span> for filtering <text:span text:style-name="Teletype">INPUT_FILE</text:span>, which should embed the tokens by surrounding them with @-signs, e.g. assume we have a header file we want to filter, which might look like this:</text:p>
      <text:p text:style-name="Code-Shell">// This is a custom filtered header file. blah blah blah</text:p>
      <text:p text:style-name="Code-Shell">#define config_enable_foo @config_enable_foo@</text:p>
      <text:p text:style-name="Code-Shell">#define some_string_value "@token_1@"</text:p>
      <text:p text:style-name="Text_20_body">Note the quoting of string tokens. The <text:span text:style-name="Teletype">atfile parser</text:span> (<text:span text:style-name="Teletype">${TOC2_HOME}</text:span><text:span text:style-name="Teletype">/bin/atsign_parse</text:span>) has no knowledge of context, so it is up to you to ensure that the tokens are quoted properly for the given context. Note that the above sample input file does not quote the string for <text:span text:style-name="Teletype">token_1</text:span>. If it had, the quotes would have been expanded as part of the token and we would not need to quote it in the header file. <text:span text:style-name="T4">But be aware</text:span> that when passing token values <text:span text:style-name="T4">on the command line</text:span> to <text:span text:style-name="Teletype">atsign_parser</text:span>, the quotes around values are lost in translation. For example:</text:p>
      <text:p text:style-name="Code-Shell">$ ${TOC2_HOME}/bin/atsign_parse token_1="a b c" &lt; in &gt; out</text:p>
      <text:p text:style-name="Text_20_body">The quotes around <text:span text:style-name="Teletype">"a b c"</text:span> are lost when they are passed this way, so the header file above would need to have quotes around <text:span text:style-name="Teletype">@token_1@</text:span> to make sure that the string is correct C code after filtering. This inconsistency may be considered to be a bug or a feature, depending on the needs of your project :/.</text:p>
      <text:p text:style-name="Text_20_body"><text:span text:style-name="Teletype">atsign_parse</text:span> has several features not covered here. See the documentation (embedded in the program) for more information.</text:p>
      <text:h text:style-name="Heading_20_2" text:outline-level="2"><text:bookmark text:name="shell-api"/>toc2 shell API</text:h>
      <text:p text:style-name="Text_20_body">Aside from the functions covered above, toc2 provides a number of shell functions performing many operations related to configuring a project tree. Hard-core shell coders may want to browse the toc2 source code. The file <text:span text:style-name="Teletype">${TOC2_HOME}/sbin/toconfigure</text:span> is a bootstrapping script which is called by the client-side "configure" file. <text:span text:style-name="Teletype">toconfigure</text:span> does some initial housework, but the "real code" lives in <text:span text:style-name="Teletype">${TOC2_HOME}/sbin/toc2_core.sh</text:span>. Simply searching that file for "<text:span text:style-name="Teletype">()</text:span>" will lead you to the shell functions, all of which are documented.</text:p>
      <text:h text:style-name="Heading_20_1" text:outline-level="1">Makefiles</text:h>
      <text:p text:style-name="Text_20_body">This chapter goes into detail about how to use the more generic features of toc2 in your makefiles. To take advantage of toc2 you must include <text:span text:style-name="Teletype">toc2.make</text:span> in each makefile, like this:</text:p>
      <text:p text:style-name="Code-Make">#!/usr/bin/make -f</text:p>
      <text:p text:style-name="Code-Make">include toc2.make</text:p>
      <text:p text:style-name="Text_20_body">That file is created by the configure script. Unlike most build tools, where one has to define the list of project directories in the top-level configure script, toc2 takes the anarchistic approach of searching your whole project tree (using GNU find) and creates the file toc2.make in each directory which contains a file named Makefile or GNUmakefile containing the text "<text:span text:style-name="Teletype">include toc2.make</text:span>".</text:p>
      <text:p text:style-name="Text_20_body">Including <text:span text:style-name="Teletype">toc2.make</text:span> in a makefile has the following effects:</text:p>
      <text:list text:style-name="L8">
        <text:list-item>
          <text:p text:style-name="P33">It includes the toc2 core framework makefiles, which provide common features such as cleanup, installation, and generation of distribution files (i.e., "make clean", "make install", and "make dist", respectively). It also provides a number of useful generic functions (see <text:span text:style-name="Teletype">${TOC2_HOME}/make/toc2-functions-core.make</text:span>).</text:p>
        </text:list-item>
        <text:list-item>
          <text:p text:style-name="P33">Includes all makefile variables which are exported by the configuration process (these live in <text:span text:style-name="Teletype">$(toc2.top_srcdir)/toc2.PACKAGE.configure.make</text:span>).</text:p>
        </text:list-item>
        <text:list-item>
          <text:p text:style-name="P33">Includes <text:span text:style-name="Teletype">$(toc2.top_srcdir)/toc2.PACKAGE.make</text:span>. This is where project-global makefile code goes.</text:p>
        </text:list-item>
      </text:list>
      <text:p text:style-name="Text_20_body">The file toc2.make is created from a template file, <text:span text:style-name="Teletype">${TOC2_HOME}/make/toc2.make.at</text:span>, and can be customized on a per-project basis. The more generic (and recommended) approach, however, is to add all "global" makefile code to <text:span text:style-name="Teletype">toc2.PACKAGE.make.at</text:span>, which gets filtered during the configuration process to generate <text:span text:style-name="Teletype">toc2.PACKAGE.make</text:span>. If toc2 provides features which you do not want, or want to replace with your own, try looking in <text:span text:style-name="Teletype">toc2.make.at</text:span> and see if you can remove or replace the feature from there (e.g. by removing or replacing one of the included files).</text:p>
      <text:h text:style-name="Heading_20_2" text:outline-level="2">toc2 makefile API</text:h>
      <text:p text:style-name="Text_20_body">toc2 provides a handful of core functions for performing common operations, such as finding files. These functions are documented in <text:span text:style-name="Teletype">${TOC2_HOME}/make/toc2-functions-core.make</text:span>.</text:p>
      <text:p text:style-name="Text_20_body">All APIs related to "extra" features (that is, most stuff) are implemented in feature-specific makefile snippets which either get included by <text:span text:style-name="Teletype">toc2.make</text:span> (if those features are globally useful) or can be included by specific client-side makefiles if needed (e.g. most of the basic C/C++ support lives in <text:span text:style-name="Teletype">toc2-c.make</text:span>).</text:p>
      <text:p text:style-name="Text_20_body">For the list of makefiles which get included by default, see <text:span text:style-name="Teletype">toc2.make</text:span>. Then see the listed makefiles for their individual APIs.</text:p>
      <text:p text:style-name="Text_20_body">The make-side functionality is made up of functions for use with<text:span text:style-name="Teletype"> $(call)</text:span> and <text:span text:style-name="Teletype">$(eval)</text:span>. By convention, code which should be used with<text:span text:style-name="Teletype"> $(call)</text:span> is named <text:span text:style-name="Teletype">toc2.call.XXX</text:span>, whereas <text:span text:style-name="Teletype">$(eval)</text:span>-usable code is named <text:span text:style-name="Teletype">toc2.eval.XXX</text:span>. Many of the <text:span text:style-name="Teletype">toc2.call</text:span> functions simply forward their arguments to a <text:span text:style-name="Teletype">toc2.eval</text:span> snippet.</text:p>
      <text:h text:style-name="Heading_20_2" text:outline-level="2">Cleaning up</text:h>
      <text:p text:style-name="Text_20_body">toc2 includes generic cleanup support. To add files or directories to the list of things which should be cleaned up (deleted) when <text:span text:style-name="Teletype">make clean</text:span> is called, simply:</text:p>
      <text:p text:style-name="Code-Make">package.clean_files += file1 ... fileN</text:p>
      <text:p text:style-name="Code-Make">package.distclean_files += fileA ... fileZ</text:p>
      <text:p text:style-name="Text_20_body">Note that the <text:span text:style-name="Teletype">+=</text:span> assignment is normally preferred. toc2 also keeps its own list of files to clean up, such as dependencies files, defined in <text:span text:style-name="Teletype">$(toc2.clean_files)</text:span>, which also get removed during <text:span text:style-name="Teletype">make clean</text:span>. <text:span text:style-name="Teletype">$(package.clean_files)</text:span> should normally be defined on a per-directory basis, though it is often useful to add the following to <text:span text:style-name="Teletype">$(toc2.top_srcdir)/toc2.PACKAGE.make.at</text:span>:</text:p>
      <text:p text:style-name="Code-Make">package.clean_files += *~ *.o</text:p>
      <text:p text:style-name="Text_20_body">The conventional <text:span text:style-name="Teletype">make distclean</text:span> is covered by <text:span text:style-name="Teletype">$(package.distclean_files)</text:span> and <text:span text:style-name="Teletype">$(toc2.distclean_files)</text:span>. The difference between <text:span text:style-name="Teletype">clean</text:span> and <text:span text:style-name="Teletype">distclean</text:span> is that <text:span text:style-name="Teletype">distclean</text:span> should generally remove files which are created by the configuration process, and not those created during the build phase. That said, some developers feel that compiled binaries should always be cleaned up by <text:span text:style-name="Teletype">distclean</text:span>, and not <text:span text:style-name="Teletype">clean</text:span><text:note text:id="ftn6" text:note-class="footnote"><text:note-citation>6</text:note-citation><text:note-body><text:p text:style-name="Footnote">i am not one of those developers.</text:p></text:note-body></text:note>.</text:p>
      <text:p text:style-name="Text_20_body">Note that calling <text:span text:style-name="Teletype">distclean</text:span> also implicitly cleans up files which would be cleaned up by <text:span text:style-name="Teletype">clean</text:span>.</text:p>
      <text:p text:style-name="Text_20_body">Client makefiles should never modify the <text:span text:style-name="Teletype">$(toc2.xxx)</text:span> variables, but it might be interesting to know about them, especially when writing framework-level makefile code.</text:p>
      <text:p text:style-name="Text_20_body">If the list of files/directories to clean up is too long (it exceeds the command-line length arguments limit of the shell) then the cleanup rules may break. In practice this really never happens, but when it happens it can be fatal. One solution is to break your to-be-cleaned files into sets and define the new sets like this:</text:p>
      <text:p text:style-name="Code-Make">cleanset1.clean_files = file1 ... fileN</text:p>
      <text:p text:style-name="Code-Make">cleanset1.distclean_files = fileA ... fileZ</text:p>
      <text:p text:style-name="Code-Make">$(call toc2.call.define-cleanup-set,cleanset1)</text:p>
      <text:p text:style-name="Text_20_body">With that in place, <text:span text:style-name="Teletype">make clean</text:span> will clean up the files listed in <text:span text:style-name="Teletype">$(cleanset1.clean_files)</text:span> during a separate step, and and <text:span text:style-name="Teletype">distclean</text:span> will clean those files in <text:span text:style-name="Teletype">$(cleanset1.distclean_files)</text:span>. A restriction to be aware of is that your custom set may not have the name 'package' or 'toc2', as those names are already used by the framework.</text:p>
      <text:p text:style-name="Text_20_body">Note that <text:span text:style-name="Teletype">cleanset1.xxx</text:span> does not need to be defined before the <text:span text:style-name="Teletype">$(call...)</text:span> is made, and it is not an error for either <text:span text:style-name="Teletype">cleanset1.clean_files</text:span> or <text:span text:style-name="Teletype">cleanset1.distclean_files</text:span> to be empty.</text:p>
      <text:p text:style-name="Text_20_body">You may create an arbitrary number of custom cleanup sets, provided each has a unique name and you make the <text:span text:style-name="Teletype">$(call)</text:span> shown above for each one.</text:p>
      <text:h text:style-name="Heading_20_2" text:outline-level="2">Subdirectories</text:h>
      <text:p text:style-name="Text_20_body">All but the most trivial projects have multiple directories, nested arbitrarily deep. To add generic support for building subdirectories, do one of the following:</text:p>
      <text:p text:style-name="Text_20_body">If the subdirectories list is static (does not depend on any configuration information) then adding them is trivial: simply define package.subdirs before including <text:span text:style-name="Teletype">toc2.make</text:span>:</text:p>
      <text:p text:style-name="Code-Make">#!/usr/bin/make -f</text:p>
      <text:p text:style-name="Code-Make">package.subdirs := dir1 dir2 dir3</text:p>
      <text:p text:style-name="Code-Make">include toc2.make</text:p>
      <text:p text:style-name="Code-Make">all: subdirs</text:p>
      <text:p text:style-name="Text_20_body">If your list of directories is dynamic (depends on configuration information), we have to do a small bit of work because the configuration information is not available until after <text:span text:style-name="Teletype">toc2.make</text:span> is included, but the subdirs support is generated during the <text:span text:style-name="Teletype">toc2.make</text:span> process. Simply do something the following:</text:p>
      <text:p text:style-name="Code-Make">package.subdirs := dir1 dir2</text:p>
      <text:p text:style-name="Code-Make">include toc2.make</text:p>
      <text:p text:style-name="Code-Make">ifeq (1,$(my_configure_option))</text:p>
      <text:p text:style-name="Code-Make"><text:s text:c="2"/>package.subdirs += dir3</text:p>
      <text:p text:style-name="Code-Make"><text:s text:c="2"/>subdirs: subdir-dir3</text:p>
      <text:p text:style-name="Code-Make">endif</text:p>
      <text:p text:style-name="Code-Make">all: subdirs</text:p>
      <text:p text:style-name="Text_20_body">The reason that we need both an assignment to <text:span text:style-name="Teletype">package.subdirs</text:span> and a prerequisite to the <text:span text:style-name="Teletype">subdirs</text:span> target is to cover both the general case of <text:span text:style-name="Teletype">make all</text:span> (handled by <text:span text:style-name="Teletype">make subdirs</text:span>) and to help out targets which make use of the subdir list (e.g. <text:span text:style-name="Teletype">make clean</text:span> and <text:span text:style-name="Teletype">make install</text:span>), as those need a variable to hold the list of subdirectories (they cannot deduce it from the prerequisites).</text:p>
      <text:p text:style-name="Text_20_body">Note that toc2 installs a generic rule called <text:span text:style-name="Teletype">subdir-%</text:span> which runs the <text:span text:style-name="Teletype">all</text:span> target in the subdirectory named <text:span text:style-name="Teletype">%</text:span>. Likewise, <text:span text:style-name="Teletype">subdirs-%</text:span> runs the <text:span text:style-name="T4">target named </text:span><text:span text:style-name="Teletype"><text:span text:style-name="T4">%</text:span></text:span> in all subdirectories defined by <text:span text:style-name="Teletype">$(package.subdirs)</text:span>. Thus calling <text:span text:style-name="Teletype">subdir-FOO</text:span> is effectively the same as <text:span text:style-name="Teletype">make -C FOO</text:span> and <text:span text:style-name="Teletype">subdirs-FOO</text:span> runs <text:span text:style-name="Teletype">make FOO</text:span> for each <text:span text:style-name="Teletype">$(package.subdirs)</text:span> entry.</text:p>
      <text:p text:style-name="Text_20_body">If you want to build your subdirectories in a very specific order, you can do so by ordering your <text:span text:style-name="Teletype">subdir-xxx</text:span> entries as prerequisites:</text:p>
      <text:p text:style-name="Code-Make">all: subdir-dir1 do_something subdir-dir2 something_else subdir-dir3</text:p>
      <text:p text:style-name="Text_20_body">Whether or not <text:span text:style-name="Teletype">subdirs</text:span> need to be built before the current directory depends on the needs of the current directory, and this approach allows you to control that with fine granularity. As a general rule, subdirs need to be built first, but there are many cases where subdirs need to come last or be split up.</text:p>
      <text:p text:style-name="Text_20_body">It is sometimes desirable to skip certain directories (or only traverse them) during the cleanup phase. toc2 has a special variable to check for this:</text:p>
      <text:p text:style-name="Code-Make">ifeq (1,$(toc2.flags.making_clean))</text:p>
      <text:p text:style-name="Code-Make">... we are doing 'clean' or 'distclean'</text:p>
      <text:p text:style-name="Code-Make">endif</text:p>
      <text:p text:style-name="Text_20_body">Another common case is to only traverse certain directories when <text:span text:style-name="Teletype">dist</text:span> is running, in which case you can check to see if <text:span text:style-name="Teletype">$(MAKECMDGOALS)</text:span> equals <text:span text:style-name="Teletype">dist</text:span>.</text:p>
      <text:h text:style-name="Heading_20_2" text:outline-level="2">Installation of files</text:h>
      <text:p text:style-name="Text_20_body">toc2 provides a deceptively rich set of installation rules, allowing one to install an arbitrarily wide variety variety of file types, such as compiled binaries, shell scripts, DLLs, man pages, arbitrary documentation.</text:p>
      <text:p text:style-name="Text_20_body">In this section we will just cover the basics, but if you are a makefile aficionado and want to take full advantage of the system, you can find all of the details in <text:span text:style-name="Teletype">${TOC2_HOME}/make/toc2-install.make</text:span>.</text:p>
      <text:p text:style-name="Text_20_body">toc2 divides files, perhaps quite artificially, into general categories based primarily on where they will be installed. Before we explain all of the sets, lets start off by assuming that we have sets called <text:span text:style-name="Teletype">bins</text:span> and <text:span text:style-name="Teletype">libs</text:span>, and we want to install a couple files using those rules. To do so, we simply:</text:p>
      <text:p text:style-name="Code-Make">package.install.bins := myApplication</text:p>
      <text:p text:style-name="Code-Make">package.install.libs := libmy.a</text:p>
      <text:p text:style-name="Text_20_body">That will install <text:span text:style-name="Teletype">myApplication</text:span> to <text:span text:style-name="Teletype">$(prefix)/bin</text:span> and <text:span text:style-name="Teletype">libmy.a</text:span> to <text:span text:style-name="Teletype">$(prefix)/lib</text:span>. (Note that the <text:span text:style-name="Teletype">libs</text:span> set is intended for static libraries, not dynamic libraries<text:note text:id="ftn7" text:note-class="footnote"><text:note-citation>7</text:note-citation><text:note-body><text:p text:style-name="Footnote">Also known as "shared libraries" or "DLLs" (for Dynamically Loadable Library),</text:p></text:note-body></text:note>, because dynamic libraries those require executable bits. More on this below).</text:p>
      <text:p text:style-name="Text_20_body">That's all there is to it, but in fact you can customize the installation path and the installer flags for each set if you want to (or if you define new installation sets). See below for more info about this.</text:p>
      <text:p text:style-name="Text_20_body">Here is an overview of the installation sets which toc2 supports by default, including the install path and any extra flags supplied to the installer:</text:p>
      <table:table table:name="Table-install-sets" table:style-name="Table-install-sets">
        <table:table-column table:style-name="Table-install-sets.A"/>
        <table:table-column table:style-name="Table-install-sets.B"/>
        <table:table-column table:style-name="Table-install-sets.C"/>
        <table:table-column table:style-name="Table-install-sets.D"/>
        <table:table-row>
          <table:table-cell table:style-name="Table-install-sets.A1" office:value-type="string">
            <text:p text:style-name="Table_20_Heading">Set name</text:p>
          </table:table-cell>
          <table:table-cell table:style-name="Table-install-sets.B1" office:value-type="string">
            <text:p text:style-name="Table_20_Heading">Intended for</text:p>
          </table:table-cell>
          <table:table-cell table:style-name="Table-install-sets.B1" office:value-type="string">
            <text:p text:style-name="Table_20_Heading">Default install path, relative to $(prefix)/</text:p>
          </table:table-cell>
          <table:table-cell table:style-name="Table-install-sets.D1" office:value-type="string">
            <text:p text:style-name="Table_20_Heading">Additional default install behaviour</text:p>
          </table:table-cell>
        </table:table-row>
        <table:table-row>
          <table:table-cell table:style-name="Table-install-sets.A2" office:value-type="string">
            <text:p text:style-name="Table_20_Contents"><text:span text:style-name="Teletype">bins</text:span></text:p>
          </table:table-cell>
          <table:table-cell table:style-name="Table-install-sets.A2" office:value-type="string">
            <text:p text:style-name="Table_20_Contents">Compiled application binaries</text:p>
          </table:table-cell>
          <table:table-cell table:style-name="Table-install-sets.A2" office:value-type="string">
            <text:p text:style-name="Table_20_Contents"><text:span text:style-name="Teletype">bin</text:span></text:p>
          </table:table-cell>
          <table:table-cell table:style-name="Table-install-sets.D2" office:value-type="string">
            <text:p text:style-name="Table_20_Contents">Stripped and chmod 0755</text:p>
          </table:table-cell>
        </table:table-row>
        <table:table-row>
          <table:table-cell table:style-name="Table-install-sets.A2" office:value-type="string">
            <text:p text:style-name="Table_20_Contents"><text:span text:style-name="Teletype">sbins</text:span></text:p>
          </table:table-cell>
          <table:table-cell table:style-name="Table-install-sets.A2" office:value-type="string">
            <text:p text:style-name="Table_20_Contents">Compiled "system" binaries</text:p>
          </table:table-cell>
          <table:table-cell table:style-name="Table-install-sets.A2" office:value-type="string">
            <text:p text:style-name="Table_20_Contents"><text:span text:style-name="Teletype">sbin</text:span></text:p>
          </table:table-cell>
          <table:table-cell table:style-name="Table-install-sets.D2" office:value-type="string">
            <text:p text:style-name="Table_20_Contents">Stripped and chmod 0755</text:p>
          </table:table-cell>
        </table:table-row>
        <table:table-row>
          <table:table-cell table:style-name="Table-install-sets.A2" office:value-type="string">
            <text:p text:style-name="Table_20_Contents"><text:span text:style-name="Teletype">bin-scripts</text:span></text:p>
          </table:table-cell>
          <table:table-cell table:style-name="Table-install-sets.A2" office:value-type="string">
            <text:p text:style-name="Table_20_Contents">Non-compiled application scripts</text:p>
          </table:table-cell>
          <table:table-cell table:style-name="Table-install-sets.A2" office:value-type="string">
            <text:p text:style-name="Table_20_Contents"><text:span text:style-name="Teletype">bin</text:span></text:p>
          </table:table-cell>
          <table:table-cell table:style-name="Table-install-sets.D2" office:value-type="string">
            <text:p text:style-name="Table_20_Contents">chmod 0755</text:p>
          </table:table-cell>
        </table:table-row>
        <table:table-row>
          <table:table-cell table:style-name="Table-install-sets.A2" office:value-type="string">
            <text:p text:style-name="Table_20_Contents"><text:span text:style-name="Teletype">libs</text:span></text:p>
          </table:table-cell>
          <table:table-cell table:style-name="Table-install-sets.A2" office:value-type="string">
            <text:p text:style-name="Table_20_Contents">Static libraries</text:p>
          </table:table-cell>
          <table:table-cell table:style-name="Table-install-sets.A2" office:value-type="string">
            <text:p text:style-name="Table_20_Contents"><text:span text:style-name="Teletype">lib</text:span></text:p>
          </table:table-cell>
          <table:table-cell table:style-name="Table-install-sets.D2" office:value-type="string">
            <text:p text:style-name="Table_20_Contents"/>
          </table:table-cell>
        </table:table-row>
        <table:table-row>
          <table:table-cell table:style-name="Table-install-sets.A2" office:value-type="string">
            <text:p text:style-name="Table_20_Contents"><text:span text:style-name="Teletype">package_libs</text:span></text:p>
          </table:table-cell>
          <table:table-cell table:style-name="Table-install-sets.A2" office:value-type="string">
            <text:p text:style-name="Table_20_Contents">Static libs</text:p>
          </table:table-cell>
          <table:table-cell table:style-name="Table-install-sets.A2" office:value-type="string">
            <text:p text:style-name="Table_20_Contents"><text:span text:style-name="Teletype">lib/PACKAGE</text:span></text:p>
          </table:table-cell>
          <table:table-cell table:style-name="Table-install-sets.D2" office:value-type="string">
            <text:p text:style-name="Table_20_Contents"/>
          </table:table-cell>
        </table:table-row>
        <table:table-row>
          <table:table-cell table:style-name="Table-install-sets.A2" office:value-type="string">
            <text:p text:style-name="Table_20_Contents"><text:span text:style-name="Teletype">dlls</text:span></text:p>
          </table:table-cell>
          <table:table-cell table:style-name="Table-install-sets.A2" office:value-type="string">
            <text:p text:style-name="Table_20_Contents">Dynamic libraries</text:p>
          </table:table-cell>
          <table:table-cell table:style-name="Table-install-sets.A2" office:value-type="string">
            <text:p text:style-name="Table_20_Contents"><text:span text:style-name="Teletype">lib</text:span></text:p>
          </table:table-cell>
          <table:table-cell table:style-name="Table-install-sets.D2" office:value-type="string">
            <text:p text:style-name="Table_20_Contents">chmod 0755</text:p>
          </table:table-cell>
        </table:table-row>
        <table:table-row>
          <table:table-cell table:style-name="Table-install-sets.A2" office:value-type="string">
            <text:p text:style-name="Table_20_Contents"><text:span text:style-name="Teletype">package_dlls</text:span></text:p>
          </table:table-cell>
          <table:table-cell table:style-name="Table-install-sets.A2" office:value-type="string">
            <text:p text:style-name="Table_20_Contents">Dynamic libraries</text:p>
          </table:table-cell>
          <table:table-cell table:style-name="Table-install-sets.A2" office:value-type="string">
            <text:p text:style-name="Table_20_Contents"><text:span text:style-name="Teletype">lib/PACKAGE</text:span></text:p>
          </table:table-cell>
          <table:table-cell table:style-name="Table-install-sets.D2" office:value-type="string">
            <text:p text:style-name="Table_20_Contents">chmod 0755</text:p>
          </table:table-cell>
        </table:table-row>
        <table:table-row>
          <table:table-cell table:style-name="Table-install-sets.A2" office:value-type="string">
            <text:p text:style-name="Table_20_Contents"><text:span text:style-name="Teletype">headers</text:span></text:p>
          </table:table-cell>
          <table:table-cell table:style-name="Table-install-sets.A2" office:value-type="string">
            <text:p text:style-name="Table_20_Contents">C/C++ headers</text:p>
          </table:table-cell>
          <table:table-cell table:style-name="Table-install-sets.A2" office:value-type="string">
            <text:p text:style-name="Table_20_Contents"><text:span text:style-name="Teletype">include</text:span></text:p>
          </table:table-cell>
          <table:table-cell table:style-name="Table-install-sets.D2" office:value-type="string">
            <text:p text:style-name="Table_20_Contents"/>
          </table:table-cell>
        </table:table-row>
        <table:table-row>
          <table:table-cell table:style-name="Table-install-sets.A2" office:value-type="string">
            <text:p text:style-name="Table_20_Contents"><text:span text:style-name="Teletype">package_headers</text:span></text:p>
          </table:table-cell>
          <table:table-cell table:style-name="Table-install-sets.A2" office:value-type="string">
            <text:p text:style-name="Table_20_Contents">C/C++ headers</text:p>
          </table:table-cell>
          <table:table-cell table:style-name="Table-install-sets.A2" office:value-type="string">
            <text:p text:style-name="Table_20_Contents"><text:span text:style-name="Teletype">include/PACKAGE</text:span></text:p>
          </table:table-cell>
          <table:table-cell table:style-name="Table-install-sets.D2" office:value-type="string">
            <text:p text:style-name="Table_20_Contents"/>
          </table:table-cell>
        </table:table-row>
        <table:table-row>
          <table:table-cell table:style-name="Table-install-sets.A2" office:value-type="string">
            <text:p text:style-name="Table_20_Contents"><text:span text:style-name="Teletype">package_data</text:span></text:p>
          </table:table-cell>
          <table:table-cell table:style-name="Table-install-sets.A2" office:value-type="string">
            <text:p text:style-name="Table_20_Contents">arbitrary data files</text:p>
          </table:table-cell>
          <table:table-cell table:style-name="Table-install-sets.A2" office:value-type="string">
            <text:p text:style-name="Table_20_Contents"><text:span text:style-name="Teletype">share/PACKAGE</text:span></text:p>
          </table:table-cell>
          <table:table-cell table:style-name="Table-install-sets.D2" office:value-type="string">
            <text:p text:style-name="Table_20_Contents"/>
          </table:table-cell>
        </table:table-row>
        <table:table-row>
          <table:table-cell table:style-name="Table-install-sets.A2" office:value-type="string">
            <text:p text:style-name="Table_20_Contents"><text:span text:style-name="Teletype">docs</text:span></text:p>
          </table:table-cell>
          <table:table-cell table:style-name="Table-install-sets.A2" office:value-type="string">
            <text:p text:style-name="Table_20_Contents">arbitrary documentation</text:p>
          </table:table-cell>
          <table:table-cell table:style-name="Table-install-sets.A2" office:value-type="string">
            <text:p text:style-name="Table_20_Contents"><text:span text:style-name="Teletype">share/doc/PACKAGE</text:span></text:p>
          </table:table-cell>
          <table:table-cell table:style-name="Table-install-sets.D2" office:value-type="string">
            <text:p text:style-name="Table_20_Contents"/>
          </table:table-cell>
        </table:table-row>
        <table:table-row>
          <table:table-cell table:style-name="Table-install-sets.A2" office:value-type="string">
            <text:p text:style-name="Table_20_Contents"><text:span text:style-name="Teletype">man1 - man9</text:span></text:p>
          </table:table-cell>
          <table:table-cell table:style-name="Table-install-sets.A2" office:value-type="string">
            <text:p text:style-name="Table_20_Contents">man pages</text:p>
          </table:table-cell>
          <table:table-cell table:style-name="Table-install-sets.A2" office:value-type="string">
            <text:p text:style-name="Table_20_Contents"><text:span text:style-name="Teletype">man/man1 - man/man9</text:span></text:p>
          </table:table-cell>
          <table:table-cell table:style-name="Table-install-sets.D2" office:value-type="string">
            <text:p text:style-name="Table_20_Contents"/>
          </table:table-cell>
        </table:table-row>
      </table:table>
      <text:p text:style-name="Text_20_body">For most cases, these sets cover all of the necessary file sets. To use them, simply add files to <text:span text:style-name="Teletype">$(package.install.SET_NAME)</text:span>. That will set up install and uninstall rules which will run during the <text:span text:style-name="Teletype">make install</text:span> and <text:span text:style-name="Teletype">make uninstall</text:span> phases, respectively.</text:p>
      <text:p text:style-name="Text_20_body">If you want to change the default install path for a particular set, you can do so by setting <text:span text:style-name="Teletype">package.install.SET_NAME.dest</text:span> to a path. This path should be rooted at the configured <text:span text:style-name="Teletype">$(prefix)</text:span>, e.g.:</text:p>
      <text:p text:style-name="Code-Make">package.install.package_dlls.dest := $(prefix)/lib/$(package.name)/plugins</text:p>
      <text:p text:style-name="Code-Make">package.install.headers.dest := $(prefix)/include/s11n.net/s11n</text:p>
      <text:p text:style-name="Text_20_body">Do not add <text:span text:style-name="Teletype">$(DESTDIR)</text:span><text:note text:id="ftn8" text:note-class="footnote"><text:note-citation>8</text:note-citation><text:note-body><text:p text:style-name="Footnote">DESTDIR is an Autotools compatibility kludge. It is used to install the build to a "fake root", so that it can be configured for a specific path and then installed on, e.g., a root filesystem which is temporarily mounted under a non-root mount point. e.g. make install DESTDIR=/mnt/root_of_target_system<text:line-break/>This is necessary in the case that a build hard-codes certain paths based on configuration information (e.g. a plugin search path), but where using a prefix pointing to the "fake root" would be undesirable.</text:p></text:note-body></text:note> to the path, as that is handled at a lower level by the core install/uninstall rules.</text:p>
      <text:p text:style-name="Text_20_body">You can also modify the default flags passed on to the installation script (<text:span text:style-name="Teletype">${TOC2_HOME}/bin/install-sh</text:span>) by setting <text:span text:style-name="Teletype">package.install.SET_NAME.install-flags</text:span>. Be sure that you understand what arguments the install script accepts before changing these. The default behaviour, when no flags are defined for a given set, is effectively the same as calling 'cp'.</text:p>
      <text:p text:style-name="Text_20_body">If you would like to create custom sets (e.g. <text:span text:style-name="Teletype">sbin-scripts</text:span> or <text:span text:style-name="Teletype">myownthing</text:span>), see <text:span text:style-name="Teletype">${TOC2_HOME}/make/toc2-install.make</text:span> for how it is done.</text:p>
      <text:h text:style-name="Heading_20_2" text:outline-level="2"><text:bookmark text:name="make-dist"/>Distribution files</text:h>
      <text:p text:style-name="Text_20_body">toc2 provides the conventional <text:span text:style-name="Teletype">make dist</text:span> target to create a distribution file for your project. In the case of source projects, this distribution file normally contains all of the necessary sources for building your project, plus the toc2 files (remember, toc2 lives inside your source tree).</text:p>
      <text:p text:style-name="Text_20_body">To add files to the distribution list, simply add a line to each subdirectory's makefile:</text:p>
      <text:p text:style-name="Code-Make">package.dist_files += file1 ... fileN</text:p>
      <text:p text:style-name="Text_20_body">Be careful to use the <text:span text:style-name="Teletype">+=</text:span> assignment because toc2 adds your Makefile (or GNUmakefile) to the dist files automatically. For the rare case where this is not desired, you can filter it out using <text:span text:style-name="Teletype">$(filter-out)</text:span>, like this:</text:p>
      <text:p text:style-name="Code-Make">package.dist_files := $(filter-out $(firstword $(MAKEFILE_LIST)),\</text:p>
      <text:p text:style-name="Code-Make"><text:tab/>$(package.dist_files))</text:p>
      <text:p text:style-name="Text_20_body">We use <text:span text:style-name="Teletype">$(firstword $(MAKEFILE_LIST))</text:span> because that will resolve to the real name of the current makefile, instead of hard-coding "Makefile" or "GNUmakefile".</text:p>
      <text:p text:style-name="Text_20_body">Now running <text:span text:style-name="Teletype">make dist</text:span> will create a tarball<text:note text:id="ftn9" text:note-class="footnote"><text:note-citation>9</text:note-citation><text:note-body><text:p text:style-name="Footnote">That's the technical term for "file created with the tar tool."</text:p></text:note-body></text:note> containing all of the distribution files defined for your project, including all subdirs. The exact file(s) created depend on your build environment. The rules require GNU tar, and will fail if GNU tar is not available. They create a tar file of your dist files. If they find the <text:span text:style-name="Teletype">gzip</text:span> and <text:span text:style-name="Teletype">bzip2</text:span> programs they will create gzipped/bzipped copies of the tarball, respectively. Additionally, if the <text:span text:style-name="Teletype">zip</text:span> tool is found then a zip file will be created. Which file you choose to distribute is up to you - you can delete the rest. As an additional feature, if the <text:span text:style-name="Teletype">md5sum</text:span> tool is found, the md5 value is calculated for distribution archive and is saved using the same name as the archive, plus an extension of <text:span text:style-name="Teletype">.md5</text:span>.</text:p>
      <text:p text:style-name="Text_20_body">It is sometimes (though very rarely) useful to do your own dist processing, and this often has to happen only in the top-most source directory. You can do so by adding the code to your top-most makefile or to <text:span text:style-name="Teletype">toc2.PACKAGE.make.at</text:span> and checking for the top-most directory like this:</text:p>
      <text:p text:style-name="Code-Make">ifeq (.,$(toc2.top_srcdir))</text:p>
      <text:p text:style-name="Code-Make"><text:s text:c="2"/>... we are in the top source dir ...</text:p>
      <text:p text:style-name="Code-Make"><text:s text:c="2"/>subdirs-dist: my-presubdist</text:p>
      <text:p text:style-name="Code-Make"><text:s text:c="2"/>my-presubdist:</text:p>
      <text:p text:style-name="Code-Make"><text:tab/>@echo "Do pre-subdir-dist processing here."</text:p>
      <text:p text:style-name="Code-Make"><text:s text:c="2"/>dist-.: my-predist</text:p>
      <text:p text:style-name="Code-Make"><text:s text:c="2"/>my-predist:</text:p>
      <text:p text:style-name="Code-Make"><text:tab/>@echo "Do pre-dist processing here."</text:p>
      <text:p text:style-name="Code-Make"><text:s text:c="2"/>dist-postprocess:</text:p>
      <text:p text:style-name="Code-Make"><text:tab/>@echo "Do pre-dist processing here."</text:p>
      <text:p text:style-name="Code-Make">endif</text:p>
      <text:p text:style-name="Text_20_body">To understand the difference between "pre" and "pre-sub" it is helpful to understand the order of the dist processing:</text:p>
      <text:p text:style-name="Code-Make">dist: subdirs-dist dist-. dist-postprocess</text:p>
      <text:p text:style-name="Text_20_body">In case it's not obvious, the <text:span text:style-name="Teletype">dist-.</text:span> target runs the dist rules for the current directory and <text:span text:style-name="Teletype">subdirs-dist</text:span> runs the <text:span text:style-name="Teletype">dist</text:span> target in all subdirs defined in <text:span text:style-name="Teletype">$(package.subdirs)</text:span>. By adding dependencies for <text:span text:style-name="Teletype">subdirs-dist</text:span> and/or <text:span text:style-name="Teletype">dist-.</text:span>, one can fine-tune the execution order of the dist process. Note that there are no default rules for <text:span text:style-name="Teletype">dist-postprocess</text:span>, so to implement it you must only define the target, instead of adding a prerequisite to it. That is:</text:p>
      <text:p text:style-name="Code-Make"># The preferred way:</text:p>
      <text:p text:style-name="Code-Make">dist-postprocess:</text:p>
      <text:p text:style-name="Code-Make"><text:tab/>your rules go here...</text:p>
      <text:p text:style-name="Code-Make"># Unnecessary:</text:p>
      <text:p text:style-name="Code-Make">dist-postprocess: my-post</text:p>
      <text:p text:style-name="Code-Make">my-post:</text:p>
      <text:p text:style-name="Code-Make"><text:tab/>you can do this, but it's unnecessary</text:p>
      <text:p text:style-name="Text_20_body">In practice it is essentially never necessary to add pre- and post-processing, but if you need those features then there they are.</text:p>
      <text:p text:style-name="Text_20_body">Keep in mind that it is necessary that, in the context of the <text:span text:style-name="Teletype">dist</text:span> target, subdirectories <text:span text:style-name="T4">must</text:span> be processed <text:span text:style-name="T4">before</text:span> the current directory because of the way the list of distribution files is generated (see <text:span text:style-name="Teletype">${TOC2_HOME}/make/toc2-dist.make</text:span> if you want the gory details).</text:p>
      <text:p text:style-name="Text_20_body">One caveat of the distribution support is that if <text:span text:style-name="Teletype">${PACKAGE_NAME}</text:span> contains a plus symbol, e.g. <text:span text:style-name="Teletype">mylib++</text:span>, then that will probably confuse the tool which generates the tarball (it uses regexes, and treats the plus as a regex character). At some point this may be fixed, but so far it simply hasn't been problematic enough to warrant fixing it. If you're interested, the problematic code is in <text:span text:style-name="Teletype">${TOC2_HOME}/bin/makedist</text:span> (a Perl script).</text:p>
      <text:h text:style-name="Heading_20_1" text:outline-level="1">Configure tests</text:h>
      <text:p text:style-name="Text_20_body">toc2 implements configuration scripts as shell code snippets which get <text:span text:style-name="T4">sourced</text:span> (not run in a subshell) by the configure script. Such scripts behave more or less like miniature applications, performing some arbitrary work and ending with a status code of zero on success and non-zero on error.</text:p>
      <text:p text:style-name="Text_20_body">You can get help on using most tests by looking at the script code (see <text:span text:style-name="Teletype">${TOC2_HOME}/tests/TESTNAME.sh</text:span>) or by running:</text:p>
      <text:p text:style-name="Code-Shell">$ ./configure --help-TESTNAME</text:p>
      <text:p text:style-name="Text_20_body">where <text:span text:style-name="Teletype">TESTNAME</text:span> is the name of the test you want help for (e.g. <text:span text:style-name="Teletype">doxygen</text:span> or <text:span text:style-name="Teletype">gnu_cpp_tools</text:span>). Alternately, use <text:span text:style-name="Teletype">--help-tests</text:span> to get a list of all test script, from which you can select a specific test to see the help text for (assuming it has help text).</text:p>
      <text:h text:style-name="Heading_20_2" text:outline-level="2">Running tests</text:h>
      <text:p text:style-name="Text_20_body">Tests are normally run using one of two functions, <text:span text:style-name="Teletype">toc2_test</text:span> or <text:span text:style-name="Teletype">toc2_test_require</text:span>. The difference is that the former returns the error code of the test and the latter exits the configuration process if the test returns a non-zero exit status.</text:p>
      <text:p text:style-name="Text_20_body">Test scripts live in <text:span text:style-name="Teletype">${TOC2_HOME}/tests</text:span> and should have an extension of <text:span text:style-name="Teletype">.sh</text:span>. When calling a test, it is referred to simply by its base name, excluding the path and the extension. For example:</text:p>
      <text:p text:style-name="Code-Shell">toc2_test my_test</text:p>
      <text:p text:style-name="Code-Shell">toc2_test_require gnu_gcc_tools</text:p>
      <text:p text:style-name="Text_20_body">Most tests search for a particular component and set one or more environment variables to flag whether or not it was found. Tests should document what variables they make use of so that configure script writers can easily figure out how to use them (see section <text:bookmark-ref text:reference-format="chapter" text:ref-name="tests-documenting">5.2.1</text:bookmark-ref>).</text:p>
      <text:p text:style-name="Text_20_body">The main advantage of <text:span text:style-name="Teletype">toc2_test_requir</text:span>e is that if a test fails, it ends the configure process in a standardized manner, freeing the configure script author from having to deal with the error handling. The advantage of using <text:span text:style-name="Teletype">toc2_test</text:span> is just the opposite - the writer can control what happens in an error case:</text:p>
      <text:p text:style-name="Code-Shell">if toc2_test check_for_xyz; then</text:p>
      <text:p text:style-name="Code-Shell"><text:s text:c="2"/>echo "Got XYZ! ${TOC2_EMOTICON_OKAY}"</text:p>
      <text:p text:style-name="Code-Shell"><text:s text:c="2"/>... do whatever here ...</text:p>
      <text:p text:style-name="Code-Shell">else</text:p>
      <text:p text:style-name="Code-Shell"><text:s text:c="2"/>toc2_die $? "Download XYZ from www.xyz.com and install it under ${prefix}" </text:p>
      <text:p text:style-name="Code-Shell">fi</text:p>
      <text:p text:style-name="Text_20_body">Of course, you need not exit in the case of an error, depending on the needs of your project. For example, a missing library might just trigger a flag to disable an associated feature of your software (e.g., if the <text:span text:style-name="Teletype">libdl</text:span> test fails then you might disable plugins support).</text:p>
      <text:h text:style-name="Heading_20_2" text:outline-level="2">Writing tests</text:h>
      <text:p text:style-name="Text_20_body">If you know how to write bash shell code then you know 90% of what you need to know in order to write configuration tests. First, you should make yourself familiar with the toc2 shell API (section <text:bookmark-ref text:reference-format="chapter" text:ref-name="shell-api">3.5</text:bookmark-ref>), then take a look at some of the test scripts under <text:span text:style-name="Teletype">${TOC2_HOME}/tests/*.sh</text:span>. If you still have questions after that, get in touch with me and i'll write this documentation ;).</text:p>
      <text:h text:style-name="Heading_20_3" text:outline-level="3"><text:bookmark text:name="tests-documenting"/>Documenting tests</text:h>
      <text:p text:style-name="Text_20_body">Test scripts should be documented so that they can more easily be integrated into projects. Doing so is trivial.</text:p>
      <text:p text:style-name="Text_20_body">The first step is to add a very short description of the script near the top of the script file. This description will be shown when <text:span text:style-name="Teletype">toc2_test</text:span> or <text:span text:style-name="Teletype">toc2_test_require</text:span> are run. Simply add a line like the following to your test:</text:p>
      <text:p text:style-name="Code-Shell"># toc2_run_description = looking for xyz</text:p>
      <text:p text:style-name="Text_20_body">You may use the <text:span text:style-name="Teletype">$@</text:span> environment variable in that description and it will be expanded. Most tests do not take arguments, but those that do may want to show them in the description text.</text:p>
      <text:p text:style-name="Text_20_body">To add full-fledged help text to your test, simply add documentation text inside of comments, as one would normally do for shell scripts, and then add two special markers around the comments:</text:p>
      <text:p text:style-name="Code-Shell"># toc2_begin_help =</text:p>
      <text:p text:style-name="Code-Shell"># help text for the script goes here.</text:p>
      <text:p text:style-name="Code-Shell"># It may span any number of lines and should describe what variables</text:p>
      <text:p text:style-name="Code-Shell"># it expects (or optionally uses) from the configure process, as well</text:p>
      <text:p text:style-name="Code-Shell"># as what variables it exports.</text:p>
      <text:p text:style-name="Code-Shell"># = toc2_end_help</text:p>
      <text:p text:style-name="Text_20_body">This text will be shown when the configure script is run with the <text:span text:style-name="Teletype">--help-TESTNAME</text:span> parameter. For example:</text:p>
      <text:p text:style-name="Code-Shell">$ ./configure --help-libltdl</text:p>
      <text:p text:style-name="Code-Shell">help for test: libltdl</text:p>
      <text:p text:style-name="Code-Shell"/>
      <text:p text:style-name="Code-Shell"><text:s text:c="4"/>Looks for libltdl. It calls toc2_export for the following variables:</text:p>
      <text:p text:style-name="Code-Shell"/>
      <text:p text:style-name="Code-Shell"><text:s text:c="8"/>HAVE_LIBLTDL = 0 or 1</text:p>
      <text:p text:style-name="Code-Shell"><text:s text:c="8"/>LDADD_LIBLTDL = -lltdl or empty</text:p>
      <text:p text:style-name="Code-Shell"><text:s text:c="8"/>LDADD_DL = empty or "-lltdl -rdynamic", possibly with -L/path...</text:p>
      <text:p text:style-name="Code-Shell"/>
      <text:p text:style-name="Code-Shell"><text:s text:c="4"/>Note that LDADD_LIBLTDL is specific to the libltdl test, whereas</text:p>
      <text:p text:style-name="Code-Shell"><text:s text:c="4"/>LDADD_DL is used by both the libdl and libltdl tests.</text:p>
      <text:p text:style-name="Text_20_body">The existing test scripts, under <text:span text:style-name="Teletype">${TOC2_HOME}/tests/*.sh</text:span>, show many examples of good (or decent) documentation.</text:p>
      <text:h text:style-name="Heading_20_1" text:outline-level="1">Building C/C++</text:h>
      <text:p text:style-name="Text_20_body">By far, the most common use for Make is the compilation of source trees, in particular C and C++ projects. Appropriately, toc2 provides add-on support for helping out such projects.</text:p>
      <text:p text:style-name="Text_20_body">Because toc2 does not target only C/C++ projects, the core C/C++ support is not activated by default. Instead, it is implemented as a makefile which client makefiles should include. As a general rule it only needs to be included in directories which actually have C/C++ source code. Here is a snippet made for the <text:span text:style-name="Teletype">toc2.PACKAGE.make.at</text:span> file, which includes the core C/C++ support for all subdirectories which contain files which look like C/C++ source code:</text:p>
      <text:p text:style-name="Code-Make">ifneq (,$(wildcard *.c *.h *.cpp *.hpp *.flex *.y))</text:p>
      <text:p text:style-name="Code-Make"><text:s text:c="2"/>include $(toc2.dirs.makefiles)/toc2-c.make</text:p>
      <text:p text:style-name="Code-Make">endif</text:p>
      <text:p text:style-name="Text_20_body">Of course, the wildcard may need to be modified for your tree.</text:p>
      <text:p text:style-name="Text_20_body">Including <text:span text:style-name="Teletype">toc2-c.make</text:span> will add rules for compiling C/C++ source files to object files, transparent dependencies generation, and a handful of functions for compiling and linking.</text:p>
      <text:h text:style-name="Heading_20_2" text:outline-level="2">Dependencies</text:h>
      <text:p text:style-name="Text_20_body">C/C++ dependencies are automatically generated when the corresponding .o files are compiled<text:note text:id="ftn10" text:note-class="footnote"><text:note-citation>10</text:note-citation><text:note-body><text:p text:style-name="Footnote">This approach to deps generation is known as "Tromey's Way", and is described in the book <text:span text:style-name="T4">Managing Projects with GNU Make</text:span>.</text:p></text:note-body></text:note>. These files are called <text:span text:style-name="Teletype">XXX.d</text:span>, where <text:span text:style-name="Teletype">XXX</text:span> is an object or binary file name. All <text:span text:style-name="Teletype">*.d</text:span> files get included into the makefile and added to the cleanup rules automatically, so beware not to use files named <text:span text:style-name="Teletype">*.d</text:span> in your C/C++ directories!!!.</text:p>
      <text:p text:style-name="Text_20_body">The tool used to perform the dependencies generation was adapted from the Linux kernel source tree, and can be found under <text:span text:style-name="Teletype">${TOC2_HOME}/bin/mkdep-toc2.c</text:span>. That file is compiled automatically (to <text:span text:style-name="Teletype">${TOC2_TOP_SRCDIR}/mkdep-toc2</text:span>) as needed. It compiles very quickly, has no external dependencies, and runs blazingly fast.</text:p>
      <text:h text:style-name="Heading_20_2" text:outline-level="2">Binaries</text:h>
      <text:p text:style-name="Text_20_body">There are two approaches to building binaries. They are similar but incompatible, and should not be used in the same makefile. The first approach is to use the support in <text:span text:style-name="Teletype">toc2-c.make</text:span>, which can be set up like this:</text:p>
      <text:p text:style-name="Code-Make">myapp.BIN.OBJECTS = main.o argv_parser.o</text:p>
      <text:p text:style-name="Code-Make">myapp.BIN.LDADD = -rdynamic# optional linker args</text:p>
      <text:p text:style-name="Code-Make">$(call toc2.call.rules.c-bin,myapp)</text:p>
      <text:p text:style-name="Code-Make">all: myapp.BIN</text:p>
      <text:p text:style-name="Text_20_body">That approach is really easy to use, requiring only:</text:p>
      <text:list text:style-name="L9">
        <text:list-item>
          <text:p text:style-name="P36">Define <text:span text:style-name="Teletype">xxx.BIN.OBJECTS</text:span></text:p>
        </text:list-item>
        <text:list-item>
          <text:p text:style-name="P36">optionally define <text:span text:style-name="Teletype">xxx.BIN.LDADD</text:span></text:p>
        </text:list-item>
        <text:list-item>
          <text:p text:style-name="P36"><text:span text:style-name="Teletype">$(call toc2.call.rules.c-bin,xxx)</text:span></text:p>
        </text:list-item>
        <text:list-item>
          <text:p text:style-name="P36">add <text:span text:style-name="Teletype">xxx.BIN</text:span> to all target (if desired)</text:p>
        </text:list-item>
      </text:list>
      <text:p text:style-name="Text_20_body">Another method uses yet another include file:</text:p>
      <text:p text:style-name="Code-Make">c-bins.list := myapp anotherapp</text:p>
      <text:p text:style-name="Code-Make">myapp.BIN.OBJECTS = main.o argv_parser.o</text:p>
      <text:p text:style-name="Code-Make">anotherapp.BIN.OBJECTS = foo.o</text:p>
      <text:p text:style-name="Code-Make">anotherapp.BIN.LDADD = -rdynamic</text:p>
      <text:p text:style-name="Code-Make">include $(toc2.dirs.makefiles)/c-bins.make</text:p>
      <text:p text:style-name="Code-Make">all: myapp.BIN anotherapp.BIN</text:p>
      <text:p text:style-name="Text_20_body">The main difference between these two approaches is that the second one uses a more involved makefile code generation process and is more extensible.</text:p>
      <text:h text:style-name="Heading_20_2" text:outline-level="2">Shared libraries</text:h>
      <text:p text:style-name="Text_20_body">Like building binaries, there are two different approaches to building shared libraries. The first, quick-n-easy way, is to use support available in <text:span text:style-name="Teletype">toc2-c.make</text:span>:</text:p>
      <text:p text:style-name="Code-Make">mylib.DLL.OBJECTS = foo.o bar.o</text:p>
      <text:p text:style-name="Code-Make">$(call toc2.call.rules.c-dll,mylib)</text:p>
      <text:p text:style-name="Code-Make">all: $(mylib.DLL)</text:p>
      <text:p text:style-name="Code-Make">package.install.dlls += $(mylib.DLL)</text:p>
      <text:p text:style-name="Text_20_body">That creates rules for generating <text:span text:style-name="Teletype">mylib.so</text:span> (the file extension may differ on your platform), but does not set up any automatic installation rules. You may pass any number of library names to <text:span text:style-name="Teletype">toc2.call.rules.c-dll</text:span>, but <text:span text:style-name="Teletype">xxx.DLL.OBJECTS</text:span> must be defined for all of them.</text:p>
      <text:p text:style-name="Text_20_body">The second approach is much more complete and includes proper install/uninstall support for the DLLs, as well as supporting DLLs with a version number:</text:p>
      <text:p text:style-name="Code-Make">c-dlls.list := mylib</text:p>
      <text:p text:style-name="Code-Make">mylib.DLL.VERSION := $(package.version)# optional, but see below!</text:p>
      <text:p text:style-name="Code-Make">mylib.DLL.OBJECTS = foo.o bar.o</text:p>
      <text:p text:style-name="Code-Make">mylib.DLL.LDADD = # optional list of linker flags$(LIBS11N_LDADD)</text:p>
      <text:p text:style-name="Code-Make">include $(toc2.dirs.makefiles)/c-dlls.make</text:p>
      <text:p text:style-name="Code-Make">all: $(mylib.DLL)</text:p>
      <text:p text:style-name="Text_20_body">The version number of the DLL is optional, but if it is used it must be in X.Y.Z format. If it is not provided then these rules build <text:span text:style-name="Teletype">mylib.so</text:span> (again, the extension may be different). If the version number is provided then the library <text:span text:style-name="Teletype">mylib.so.X.Y.Z</text:span> is created, plus symlinks named <text:span text:style-name="Teletype">mylib.so</text:span>, <text:span text:style-name="Teletype">mylib.so.X</text:span>, and <text:span text:style-name="Teletype">mylib.so.X.Y</text:span> are created, all of which point to <text:span text:style-name="Teletype">mylib.so.X.Y.Z</text:span>. (This is a long-standing Unix convention.) Install rules are set up to handle the library as well. If you do not want the DLL to get installed then set <text:span text:style-name="Teletype">mylib.dll.DO_INSTALL=0</text:span> before including <text:span text:style-name="Teletype">c-dlls.make</text:span>. That will disable the generation of installation rules for that target. If you would like a DLL to be installed in a different location than your other DLLs, set <text:span text:style-name="Teletype">mylib.DLL.INSTALL_DEST=/path</text:span> before including <text:span text:style-name="Teletype">c-dlls.make</text:span>.</text:p>
      <text:h text:style-name="Heading_20_2" text:outline-level="2">Static libraries</text:h>
      <text:p text:style-name="Text_20_body">Building static libraries is not nearly as intricate as building dynamic libraries, and it can be done like so:</text:p>
      <text:p text:style-name="Code-Make">mylib.LIB.OBJECTS = foo.o bar.o</text:p>
      <text:p text:style-name="Code-Make">$(call toc2.call.rules.c-lib,mylib)</text:p>
      <text:p text:style-name="Code-Make">package.install.libs += $(mylib.LIB)</text:p>
      <text:p text:style-name="Text_20_body">Notice that the install rules are not automatically generated in this case, so we must use <text:span text:style-name="Teletype">package.install.libs</text:span> (or similar) if we want them installed. You may pass any number of library names to <text:span text:style-name="Teletype">toc2.call.rules.c-lib</text:span>, but <text:span text:style-name="Teletype">xxx.LIB.OBJECTS</text:span> must be defined for each one.</text:p>
      <text:h text:style-name="Heading_20_2" text:outline-level="2">Creating MyLibrary-config helper script</text:h>
      <text:p text:style-name="Text_20_body">An increasingly common convention is for C/C++ libraries to ship with a script called <text:span text:style-name="Teletype">LibName-config</text:span> which provides the caller with information needed to compile and link clients of the software. Such a script can then be called from client makefiles (or configure scripts) to get the proper compile and link flags.</text:p>
      <text:p text:style-name="Text_20_body">toc2 provides a test to generate a generic version of such a script. In brief, it is called as follows from the <text:span text:style-name="Teletype">configure.PACKAGE</text:span> script:</text:p>
      <text:p text:style-name="Code-Shell">toc2_test_require PACKAGE_NAME-config \</text:p>
      <text:p text:style-name="Code-Shell"><text:s text:c="8"/>PACKAGE_PREFIX=LIBMYLIB_ \</text:p>
      <text:p text:style-name="Code-Shell"><text:s text:c="8"/>CLIENT_LDADD="-L${prefix}/lib -lmyLib" \</text:p>
      <text:p text:style-name="Code-Shell"><text:s text:c="8"/>CLIENT_INCLUDES="-I${prefix}/include"</text:p>
      <text:p text:style-name="Text_20_body">The exact arguments it expects are documented in full in <text:span text:style-name="Teletype">${TOC2_HOME}/tests/PACKAGE_NAME-config.sh</text:span>, and that test uses the template file <text:span text:style-name="Teletype">${TOC2_HOME}/tests/PACKAGE_NAME-config.at</text:span> to generate <text:span text:style-name="Teletype">${PACKAGE_NAME}-config</text:span> in the top-most directory of the project.</text:p>
      <text:p text:style-name="Text_20_body">When using this "test", the top-most makefile should get the following two lines:</text:p>
      <text:p text:style-name="Code-Make">package.distclean_files += $(package.name)-config</text:p>
      <text:p text:style-name="Code-Make">package.install.bin-scripts += $(package.name)-config</text:p>
      <text:p text:style-name="Text_20_body">Run the generated script to see what arguments it supports. For example:</text:p>
      <text:p text:style-name="Code-Shell">$ ./libs11n-config</text:p>
      <text:p text:style-name="Code-Shell">./libs11n-config: shows information useful for configuring/building libs11n</text:p>
      <text:p text:style-name="Code-Shell">client applications.</text:p>
      <text:p text:style-name="Code-Shell">Usage:</text:p>
      <text:p text:style-name="Code-Shell">./libs11n-config [options]</text:p>
      <text:p text:style-name="Code-Shell">Options:</text:p>
      <text:p text:style-name="Code-Shell">--libs <text:s text:c="7"/>: prints linker information about what libs clients should link to.</text:p>
      <text:p text:style-name="Code-Shell"><text:s text:c="16"/>[-L/usr/local/lib -ls11n ]</text:p>
      <text:p text:style-name="Code-Shell">--includes <text:s text:c="3"/>: prints INCLUDES information</text:p>
      <text:p text:style-name="Code-Shell"><text:s text:c="16"/>[-I/usr/local/include -I/home/stephan/include ]</text:p>
      <text:p text:style-name="Code-Shell">--prefix <text:s text:c="5"/>: prints the library's installation prefix</text:p>
      <text:p text:style-name="Code-Shell"><text:s text:c="16"/>[/usr/local]</text:p>
      <text:p text:style-name="Code-Shell">--version <text:s text:c="4"/>: prints the library's version</text:p>
      <text:p text:style-name="Code-Shell"><text:s text:c="16"/>[1.3.0]</text:p>
      <text:p text:style-name="Code-Shell">--toc2-make <text:s text:c="3"/>: prints a makefile snippet suitable for use with toc2 makefiles</text:p>
      <text:p text:style-name="Code-Shell">--toc2-config <text:s/>: prints a snippet suitable for a toc2 configure script</text:p>
      <text:p text:style-name="Code-Shell">--toc2-eval <text:s text:c="3"/>: like --toc2-config, but the output may be directly eval()ed.</text:p>
      <text:p text:style-name="Text_20_body">This support "should" offer both an <text:span text:style-name="Teletype">--includes</text:span> and <text:span text:style-name="Teletype">--cppflags</text:span> option, but it currently does not because i fundamentally believe that clients of libraries should not require compiler flags specific to the library other than the includes path. You can of course modify the toc2 test (and the template file) to add arguments to your <text:span text:style-name="Teletype">PACKAGE-config</text:span> script (if you do, please send me your additions!).</text:p>
      <text:h text:style-name="Heading_20_1" text:outline-level="1">Miscellaneous tips and tricks</text:h>
      <text:p text:style-name="Text_20_body">This section imparts tidbits of knowledge related to solving specific problems which don't fall into a specific category<text:note text:id="ftn11" text:note-class="footnote"><text:note-citation>11</text:note-citation><text:note-body><text:p text:style-name="Footnote">Or, more correctly, fit most nicely into the Miscellaneous category.</text:p></text:note-body></text:note>.</text:p>
      <text:h text:style-name="Heading_20_2" text:outline-level="2">Getting the name of the current makefile</text:h>
      <text:p text:style-name="Text_20_body">While it may sound silly to ask, "what is the name of the current file", the question actually has several bad answers and one correct answer. The correct answer is:</text:p>
      <text:p text:style-name="Code-Make">this_makefile := $(word $(words $(MAKEFILE_LIST)),$(MAKEFILE_LIST))</text:p>
      <text:p text:style-name="Text_20_body">That resolves to the name of the current makefile, whether or not we are in the main makefile (which can be named <text:span text:style-name="Teletype">Makefile</text:span> or <text:span text:style-name="Teletype">GNUmakefile</text:span>) or an included file (which can have an arbitrary name). Be careful to use the <text:span text:style-name="Teletype">:=</text:span> assignment operator, or you may get undesired results if you later include another makefile and then resolve the variable.</text:p>
      <text:p text:style-name="Text_20_body">Because getting the name of the top-level makefile is so common in toc2 code, toc2 provides the <text:span text:style-name="Teletype">toc2.files.makefile</text:span> variable, which expands to the name of the current main makefile.</text:p>
      <text:p text:style-name="Text_20_body">Getting the name of the current makefile is often useful, especially in the context of included files which themselves generate additional makefiles for inclusion. In those cases we normally want to make the generated makefiles depend upon the current makefile. To do so, we pick a unique variable name for our makefile and use it as a normal dependency:</text:p>
      <text:p text:style-name="Code-Make">feature-xxx.makefile := $(word $(words $(MAKEFILE_LIST)),$(MAKEFILE_LIST))</text:p>
      <text:p text:style-name="Code-Make">$(feature-xxx.makefile):</text:p>
      <text:p text:style-name="Code-Make">generated_makefile = foo.make</text:p>
      <text:p text:style-name="Code-Make">$(generated_makefile): $(feature-xxx.makefile) $(toc2.files.makefile)</text:p>
      <text:p text:style-name="Code-Make"><text:tab/>... generate content for $@ ...</text:p>
      <text:p text:style-name="Code-Make">-include $(generated_makefile)</text:p>
      <text:p text:style-name="Text_20_body">Now $(generated_makefile) will be updated whenever <text:span text:style-name="Teletype">$(feature-xxx.makefile)</text:span> or <text:span text:style-name="Teletype">$(toc2.files.makefile)</text:span> are updated.</text:p>
      <text:h text:style-name="Heading_20_2" text:outline-level="2">Symlinking files during build</text:h>
      <text:p text:style-name="Text_20_body">It is sometimes useful to symlink files, in particular header files, during a build. For example, my C++ trees always have the header files live in the same directory as the source files, but i set up <text:span text:style-name="Teletype">$(toc2.top_srcdir)/include</text:span> to contain symlinks to the headers, and then use "proper" <text:span text:style-name="Teletype">#include</text:span> lines in the source files. What that means is, e.g.<text:span text:style-name="Teletype"> foo.cpp</text:span> uses <text:span text:style-name="Teletype">#include &lt;myproject/foo.hpp&gt;</text:span>, <text:span text:style-name="Teletype">foo.hpp</text:span> gets symlinked to <text:span text:style-name="Teletype">$(toc2.top_srcdir)/include/myproject/foo.hpp</text:span>, and the <text:span text:style-name="Teletype">INCLUDES</text:span> for my project have <text:span text:style-name="Teletype">-I$(toc2.top_srcdir)/include</text:span> added to them. This is easy to implement using toc2:</text:p>
      <text:p text:style-name="Code-Make">package.install.headers = foo.hpp bar.hpp</text:p>
      <text:p text:style-name="Code-Make">symlink-files.list := $(package.install.headers)</text:p>
      <text:p text:style-name="Code-Make">symlink-files.dest := $(toc2.top_srcdir)/include/myproject</text:p>
      <text:p text:style-name="Code-Make">include $(toc2.dirs.makefiles)/symlink-files.make</text:p>
      <text:p text:style-name="Code-Make">INCLUDES += -I$(toc2.top_srcdir)/include</text:p>
      <text:p text:style-name="Code-Make">all: symlink-files</text:p>
      <text:p text:style-name="Text_20_body">The symlinks will be created when the <text:span text:style-name="Teletype">symlink-files</text:span> target is run and will be removed when the <text:span text:style-name="Teletype">clean</text:span> target is run.</text:p>
      <text:p text:style-name="Text_20_body">Note that in practice the <text:span text:style-name="Teletype">INCLUDES</text:span> change is normally added to <text:span text:style-name="Teletype">toc2.PACKAGE.make.at</text:span>, as we normally want the <text:span text:style-name="Teletype">INCLUDES</text:span> path to affect all subdirectories.</text:p>
      <text:h text:style-name="Heading_20_2" text:outline-level="2">Sharing one toc2 installation amongst multiple source trees</text:h>
      <text:p text:style-name="Text_20_body">While toc was designed to live inside the project tree which it manages, it can actually be shared amongst multiple project trees by installing it in a common location and setting <text:span text:style-name="Teletype">${TOC2_HOME}</text:span> to the top-most directory of the toc2 tree (i.e. the directory containing the <text:span text:style-name="Teletype">bin</text:span>, <text:span text:style-name="Teletype">sbin</text:span>, <text:span text:style-name="Teletype">make</text:span>, and <text:span text:style-name="Teletype">tests</text:span> subdirectories). One technique which i've used several times is to host my projects in parallel source trees and changed their configure file to set <text:span text:style-name="Teletype">TOC2_HOME=${PWD}/../toc2</text:span>. (Remember, <text:span text:style-name="Teletype">${TOC2_HOME}</text:span> <text:span text:style-name="T4">must</text:span> be an absolute path or things with break.)</text:p>
      <text:p text:style-name="Text_20_body">The main benefit to this approach is, of course, saved space and less administrative hassle involved with having multiple copies.</text:p>
      <text:p text:style-name="Text_20_body">The down-side to this approach is it makes creating a distribution tarball more difficult because the <text:span text:style-name="Teletype">make dist</text:span> feature does not support including files from outside the source tree into the distribution tarball. When working on projects where <text:span text:style-name="Teletype">make dist</text:span> is never used, or where the distributed version doesn't need toc2, then this is of course not a problem. This approach also makes the source trees more susceptible to compatibility bugs because hacking on the toc2 installation affects all of the projects which use it.</text:p>
      <text:h text:style-name="Heading_20_2" text:outline-level="2">Skipping over <text:span text:style-name="T5">${TOC2_HOME}</text:span> during builds</text:h>
      <text:p text:style-name="Text_20_body">For the majority of source trees, traversing the toc2 subdirectories during a top-level make is a waste of time. Here is a snippet which you can put in your top-most makefile to cause toc2 to only be traversed during the distclean and distribution phases:</text:p>
      <text:p text:style-name="Code-Make">ifneq (,$(filter dist distclean,$(MAKECMDGOALS)))</text:p>
      <text:p text:style-name="Code-Make"><text:s text:c="2"/>package.subdirs += toc2</text:p>
      <text:p text:style-name="Code-Make"><text:s text:c="2"/>subdirs: subdir-toc2</text:p>
      <text:p text:style-name="Code-Make">endif</text:p>
      <text:p text:style-name="Text_20_body">Note that traversing toc2 during the <text:span text:style-name="Teletype">clean</text:span> target is not necessary but during <text:span text:style-name="Teletype">distclean</text:span> it is because <text:span text:style-name="Teletype">toc2.make</text:span> is cleaned up during <text:span text:style-name="Teletype">distclean</text:span> and copies of it exist under <text:span text:style-name="Teletype">${TOC2_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svg:font-family="Courier" style:font-adornments="Regula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Monospace" svg:font-family="Monospace"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Text_20_body" style:display-name="Text body" style:family="paragraph" style:parent-style-name="Standard" style:class="text">
      <style:paragraph-properties fo:margin-top="0.0598in" fo:margin-bottom="0.0598in" fo:background-color="transparent">
        <style:background-image/>
      </style:paragraph-properties>
      <style:text-properties style:font-name="Arial1" fo:font-size="10pt"/>
    </style:style>
    <style:style style:name="Text_20_body_20_indent" style:display-name="Text body indent" style:family="paragraph" style:parent-style-name="Text_20_body" style:class="text">
      <style:paragraph-properties fo:margin-left="0.4in" fo:margin-right="0in" fo:text-indent="0in" style:auto-text-indent="false" style:shadow="non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Tahoma" style:font-size-asian="12pt" style:font-weight-asian="bold" style:font-name-complex="Tahoma" style:font-size-complex="12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style:shadow="non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keep-together="always" fo:text-indent="-0.1965in" style:auto-text-indent="false" text:number-lines="false" text:line-number="0"/>
      <style:text-properties fo:font-size="9pt" style:font-size-asian="10pt" style:font-size-complex="10pt"/>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fo:background-color="transparent" style:shadow="none">
        <style:tab-stops/>
        <style:background-image/>
      </style:paragraph-properties>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Arial1" fo:font-size="10pt"/>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402in" fo:margin-bottom="0.0402in" fo:text-indent="0in" style:auto-text-indent="false" fo:background-color="#e6e6e6" fo:padding="0.0201in" fo:border="0.0008in solid #000000" style:shadow="#808080 -0.0701in 0.0701in">
        <style:background-image/>
      </style:paragraph-properties>
      <style:text-properties fo:font-size="10pt" fo:font-style="italic"/>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fo:background-color="transparent" style:shadow="none">
        <style:tab-stops/>
        <style:background-image/>
      </style:paragraph-properties>
      <style:text-properties fo:font-size="10pt" fo:font-weight="normal"/>
    </style:style>
    <style:style style:name="Code-Shell" style:family="paragraph" style:parent-style-name="Quotations">
      <style:paragraph-properties fo:margin-left="0.1in" fo:margin-right="0.1in" fo:margin-top="0in" fo:margin-bottom="0in" fo:text-indent="0in" style:auto-text-indent="false" fo:background-color="#ffffcc" fo:padding="0.0402in" fo:border="0.0008in solid #000000" style:shadow="none">
        <style:background-image/>
      </style:paragraph-properties>
      <style:text-properties style:font-name="Courier" fo:font-style="normal"/>
    </style:style>
    <style:style style:name="ConsoleMode" style:family="paragraph" style:parent-style-name="Code-Shell">
      <style:paragraph-properties fo:background-color="#000000">
        <style:background-image/>
      </style:paragraph-properties>
      <style:text-properties fo:color="#00ff00"/>
    </style:style>
    <style:style style:name="QuotingAnMail" style:family="paragraph" style:parent-style-name="Text_20_body_20_indent">
      <style:paragraph-properties fo:margin-left="0.2402in" fo:margin-right="0in" fo:text-indent="0in" style:auto-text-indent="false" fo:background-color="#ffffcc" fo:padding="0.0201in" fo:border="0.0008in solid #000000" style:shadow="none">
        <style:background-image/>
      </style:paragraph-properties>
    </style:style>
    <style:style style:name="Trivia" style:family="paragraph" style:parent-style-name="Quotations"/>
    <style:style style:name="Code-Make" style:family="paragraph" style:parent-style-name="Code-Shell">
      <style:paragraph-properties fo:background-color="#e6e6e6" style:border-line-width="0.0008in 0.0138in 0.0008in" fo:padding="0.0402in" fo:border="0.0154in double #000000" style:shadow="none">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Citation" style:family="text">
      <style:text-properties fo:font-size="9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Monospace" style:font-name-asian="Monospace" style:font-name-complex="Monospace"/>
    </style:style>
    <style:style style:name="Teletype" style:family="text">
      <style:text-properties style:font-name="Courier New" fo:font-size="10pt"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8pt" style:font-size-asian="8pt" style:font-size-complex="8pt"/>
    </style:style>
    <style:page-layout style:name="pm1">
      <style:page-layout-properties fo:page-width="8.2701in" fo:page-height="11.6902in" style:num-format="1" style:print-orientation="portrait" fo:margin-top="0.5in" fo:margin-bottom="0.5in" fo:margin-left="0.7874in" fo:margin-right="0.7874in" style:shadow="none" style:writing-mode="lr-tb" style:footnote-max-height="0in">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Footer"><text:span text:style-name="T1"><text:file-name text:display="name-and-extension">toc2-manual.odt</text:file-name></text:span><text:tab/><text:page-number text:select-page="current">19</text:page-number> of <text:page-count>20</text:page-count><text:tab/><text:span text:style-name="T1"><text:date style:data-style-name="N75" text:date-value="2007-06-26T19:09:18">26 Jun 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toc: the other ./configure</dc:title>
    <dc:description>Covers toc2.</dc:description>
    <dc:subject>Programming, GNU Make</dc:subject>
    <meta:initial-creator>Stephan Beal</meta:initial-creator>
    <meta:creation-date>2007-06-15T15:31:03</meta:creation-date>
    <dc:creator>Stephan Beal</dc:creator>
    <dc:date>2007-06-26T19:09:18</dc:date>
    <meta:keyword>programming build make</meta:keyword>
    <dc:language>en-GB</dc:language>
    <meta:editing-cycles>77</meta:editing-cycles>
    <meta:editing-duration>PT9H41M36S</meta:editing-duration>
    <meta:template xlink:type="simple" xlink:actuate="onRequest" xlink:role="template" xlink:href="../../../.openoffice.org2/user/template/s11.ott" xlink:title="s11" meta:date="2005-11-29T11:41:05"/>
    <meta:user-defined meta:name="Info 1"/>
    <meta:user-defined meta:name="Info 2"/>
    <meta:user-defined meta:name="Info 3"/>
    <meta:user-defined meta:name="Info 4"/>
    <meta:document-statistic meta:table-count="2" meta:image-count="0" meta:object-count="0" meta:page-count="20" meta:paragraph-count="564" meta:word-count="9072" meta:character-count="55104"/>
  </office:meta>
</office:document-meta>
</file>